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0.707cm"/>
    </style:style>
    <style:style style:name="co12" style:family="table-column">
      <style:table-column-properties fo:break-before="auto" style:column-width="2.316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0.758cm"/>
    </style:style>
    <style:style style:name="co15" style:family="table-column">
      <style:table-column-properties fo:break-before="auto" style:column-width="1.092cm"/>
    </style:style>
    <style:style style:name="co16" style:family="table-column">
      <style:table-column-properties fo:break-before="auto" style:column-width="1.067cm"/>
    </style:style>
    <style:style style:name="co25" style:family="table-column">
      <style:table-column-properties fo:break-before="auto" style:column-width="1.321cm"/>
    </style:style>
    <style:style style:name="co26" style:family="table-column">
      <style:table-column-properties fo:break-before="auto" style:column-width="1.199cm"/>
    </style:style>
    <style:style style:name="co27" style:family="table-column">
      <style:table-column-properties fo:break-before="auto" style:column-width="1.625cm"/>
    </style:style>
    <style:style style:name="co28" style:family="table-column">
      <style:table-column-properties fo:break-before="auto" style:column-width="1.335cm"/>
    </style:style>
    <style:style style:name="co29" style:family="table-column">
      <style:table-column-properties fo:break-before="auto" style:column-width="1.806cm"/>
    </style:style>
    <style:style style:name="co30" style:family="table-column">
      <style:table-column-properties fo:break-before="auto" style:column-width="1.191cm"/>
    </style:style>
    <style:style style:name="co31" style:family="table-column">
      <style:table-column-properties fo:break-before="auto" style:column-width="1.307cm"/>
    </style:style>
    <style:style style:name="co32" style:family="table-column">
      <style:table-column-properties fo:break-before="auto" style:column-width="1.401cm"/>
    </style:style>
    <style:style style:name="co33" style:family="table-column">
      <style:table-column-properties fo:break-before="auto" style:column-width="1.54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5" style:family="table-cell" style:parent-style-name="Default" style:data-style-name="N111"/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ext-properties fo:color="#b2b2b2"/>
    </style:style>
    <style:style style:name="ce75" style:family="table-cell" style:parent-style-name="Default" style:data-style-name="N117"/>
    <style:style style:name="ce76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37"/>
    <style:style style:name="ce57" style:family="table-cell" style:parent-style-name="Default">
      <style:text-properties fo:color="#808080"/>
    </style: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7" style:family="table-cell" style:parent-style-name="Default" style:data-style-name="N111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31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12">
      <style:table-cell-properties style:rotation-angle="45"/>
    </style:style>
    <style:style style:name="ce13" style:family="table-cell" style:parent-style-name="Default" style:data-style-name="N112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5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5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0"/>
    <style:style style:name="ce69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17"/>
    <style:style style:name="ce78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ce9"/>
        <table:table-column table:style-name="co13" table:default-cell-style-name="ce9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6" table:default-cell-style-name="ce15"/>
        <table:table-column table:style-name="co3" table:default-cell-style-name="Default"/>
        <table:table-column table:style-name="co27" table:number-columns-repeated="2" table:default-cell-style-name="ce18"/>
        <table:table-column table:style-name="co28" table:default-cell-style-name="ce18"/>
        <table:table-column table:style-name="co29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7" office:value-type="date" office:date-value="2023-03-16" calcext:value-type="date">
            <text:p>jeu. 16 mars</text:p>
          </table:table-cell>
          <table:table-cell table:style-name="ce31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53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7" office:value-type="date" office:date-value="2023-03-17" calcext:value-type="date">
            <text:p>ven. 17 mars</text:p>
          </table:table-cell>
          <table:table-cell table:style-name="ce31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53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7" office:value-type="date" office:date-value="2023-03-18" calcext:value-type="date">
            <text:p>sam. 18 mars</text:p>
          </table:table-cell>
          <table:table-cell table:style-name="ce31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53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7" office:value-type="date" office:date-value="2023-03-19" calcext:value-type="date">
            <text:p>dim. 19 mars</text:p>
          </table:table-cell>
          <table:table-cell table:style-name="ce31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7" office:value-type="date" office:date-value="2023-03-20" calcext:value-type="date">
            <text:p>lun. 20 mars</text:p>
          </table:table-cell>
          <table:table-cell table:style-name="ce31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7" office:value-type="date" office:date-value="2023-03-21" calcext:value-type="date">
            <text:p>mar. 21 mars</text:p>
          </table:table-cell>
          <table:table-cell table:style-name="ce31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7" office:value-type="date" office:date-value="2023-03-22" calcext:value-type="date">
            <text:p>mer. 22 mars</text:p>
          </table:table-cell>
          <table:table-cell table:style-name="ce31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7" office:value-type="date" office:date-value="2023-03-23" calcext:value-type="date">
            <text:p>jeu. 23 mars</text:p>
          </table:table-cell>
          <table:table-cell table:style-name="ce31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7" office:value-type="date" office:date-value="2023-03-24" calcext:value-type="date">
            <text:p>ven. 24 mars</text:p>
          </table:table-cell>
          <table:table-cell table:style-name="ce31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7" office:value-type="date" office:date-value="2023-03-25" calcext:value-type="date">
            <text:p>sam. 25 mars</text:p>
          </table:table-cell>
          <table:table-cell table:style-name="ce31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7" office:value-type="date" office:date-value="2023-03-26" calcext:value-type="date">
            <text:p>dim. 26 mars</text:p>
          </table:table-cell>
          <table:table-cell table:style-name="ce31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7" office:value-type="date" office:date-value="2023-03-27" calcext:value-type="date">
            <text:p>lun. 27 mars</text:p>
          </table:table-cell>
          <table:table-cell table:style-name="ce31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7" office:value-type="date" office:date-value="2023-03-28" calcext:value-type="date">
            <text:p>mar. 28 mars</text:p>
          </table:table-cell>
          <table:table-cell table:style-name="ce31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7" office:value-type="date" office:date-value="2023-03-29" calcext:value-type="date">
            <text:p>mer. 29 mars</text:p>
          </table:table-cell>
          <table:table-cell table:style-name="ce31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7" office:value-type="date" office:date-value="2023-03-30" calcext:value-type="date">
            <text:p>jeu. 30 mars</text:p>
          </table:table-cell>
          <table:table-cell table:style-name="ce31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7" office:value-type="date" office:date-value="2023-03-31" calcext:value-type="date">
            <text:p>ven. 31 mars</text:p>
          </table:table-cell>
          <table:table-cell table:style-name="ce31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7" office:value-type="date" office:date-value="2023-04-01" calcext:value-type="date">
            <text:p>sam. 1 avr.</text:p>
          </table:table-cell>
          <table:table-cell table:style-name="ce31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7" office:value-type="date" office:date-value="2023-04-02" calcext:value-type="date">
            <text:p>dim. 2 avr.</text:p>
          </table:table-cell>
          <table:table-cell table:style-name="ce31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7" office:value-type="date" office:date-value="2023-04-03" calcext:value-type="date">
            <text:p>lun. 3 avr.</text:p>
          </table:table-cell>
          <table:table-cell table:style-name="ce31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7" office:value-type="date" office:date-value="2023-04-04" calcext:value-type="date">
            <text:p>mar. 4 avr.</text:p>
          </table:table-cell>
          <table:table-cell table:style-name="ce31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7" office:value-type="date" office:date-value="2023-04-05" calcext:value-type="date">
            <text:p>mer. 5 avr.</text:p>
          </table:table-cell>
          <table:table-cell table:style-name="ce31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7" office:value-type="date" office:date-value="2023-04-06" calcext:value-type="date">
            <text:p>jeu. 6 avr.</text:p>
          </table:table-cell>
          <table:table-cell table:style-name="ce31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7" office:value-type="date" office:date-value="2023-04-07" calcext:value-type="date">
            <text:p>ven. 7 avr.</text:p>
          </table:table-cell>
          <table:table-cell table:style-name="ce31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7" office:value-type="date" office:date-value="2023-04-08" calcext:value-type="date">
            <text:p>sam. 8 avr.</text:p>
          </table:table-cell>
          <table:table-cell table:style-name="ce31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7" office:value-type="date" office:date-value="2023-04-09" calcext:value-type="date">
            <text:p>dim. 9 avr.</text:p>
          </table:table-cell>
          <table:table-cell table:style-name="ce31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7" office:value-type="date" office:date-value="2023-04-10" calcext:value-type="date">
            <text:p>lun. 10 avr.</text:p>
          </table:table-cell>
          <table:table-cell table:style-name="ce31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7" office:value-type="date" office:date-value="2023-04-11" calcext:value-type="date">
            <text:p>mar. 11 avr.</text:p>
          </table:table-cell>
          <table:table-cell table:style-name="ce31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7" office:value-type="date" office:date-value="2023-04-12" calcext:value-type="date">
            <text:p>mer. 12 avr.</text:p>
          </table:table-cell>
          <table:table-cell table:style-name="ce31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7" office:value-type="date" office:date-value="2023-04-13" calcext:value-type="date">
            <text:p>jeu. 13 avr.</text:p>
          </table:table-cell>
          <table:table-cell table:style-name="ce31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7" office:value-type="date" office:date-value="2023-04-14" calcext:value-type="date">
            <text:p>ven. 14 avr.</text:p>
          </table:table-cell>
          <table:table-cell table:style-name="ce31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7" office:value-type="date" office:date-value="2023-04-15" calcext:value-type="date">
            <text:p>sam. 15 avr.</text:p>
          </table:table-cell>
          <table:table-cell table:style-name="ce31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7" office:value-type="date" office:date-value="2023-04-16" calcext:value-type="date">
            <text:p>dim. 16 avr.</text:p>
          </table:table-cell>
          <table:table-cell table:style-name="ce31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7" office:value-type="date" office:date-value="2023-04-17" calcext:value-type="date">
            <text:p>lun. 17 avr.</text:p>
          </table:table-cell>
          <table:table-cell table:style-name="ce31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7" office:value-type="date" office:date-value="2023-04-18" calcext:value-type="date">
            <text:p>mar. 18 avr.</text:p>
          </table:table-cell>
          <table:table-cell table:style-name="ce31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7" office:value-type="date" office:date-value="2023-04-19" calcext:value-type="date">
            <text:p>mer. 19 avr.</text:p>
          </table:table-cell>
          <table:table-cell table:style-name="ce31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7" office:value-type="date" office:date-value="2023-04-20" calcext:value-type="date">
            <text:p>jeu. 20 avr.</text:p>
          </table:table-cell>
          <table:table-cell table:style-name="ce31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7" office:value-type="date" office:date-value="2023-04-21" calcext:value-type="date">
            <text:p>ven. 21 avr.</text:p>
          </table:table-cell>
          <table:table-cell table:style-name="ce31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7" office:value-type="date" office:date-value="2023-04-22" calcext:value-type="date">
            <text:p>sam. 22 avr.</text:p>
          </table:table-cell>
          <table:table-cell table:style-name="ce31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7" office:value-type="date" office:date-value="2023-04-23" calcext:value-type="date">
            <text:p>dim. 23 avr.</text:p>
          </table:table-cell>
          <table:table-cell table:style-name="ce31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7" office:value-type="date" office:date-value="2023-04-24" calcext:value-type="date">
            <text:p>lun. 24 avr.</text:p>
          </table:table-cell>
          <table:table-cell table:style-name="ce31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7" office:value-type="date" office:date-value="2023-04-25" calcext:value-type="date">
            <text:p>mar. 25 avr.</text:p>
          </table:table-cell>
          <table:table-cell table:style-name="ce31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7" office:value-type="date" office:date-value="2023-04-26" calcext:value-type="date">
            <text:p>mer. 26 avr.</text:p>
          </table:table-cell>
          <table:table-cell table:style-name="ce31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7" office:value-type="date" office:date-value="2023-04-27" calcext:value-type="date">
            <text:p>jeu. 27 avr.</text:p>
          </table:table-cell>
          <table:table-cell table:style-name="ce31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7" office:value-type="date" office:date-value="2023-04-28" calcext:value-type="date">
            <text:p>ven. 28 avr.</text:p>
          </table:table-cell>
          <table:table-cell table:style-name="ce31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7" office:value-type="date" office:date-value="2023-04-29" calcext:value-type="date">
            <text:p>sam. 29 avr.</text:p>
          </table:table-cell>
          <table:table-cell table:style-name="ce31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7" office:value-type="date" office:date-value="2023-04-30" calcext:value-type="date">
            <text:p>dim. 30 avr.</text:p>
          </table:table-cell>
          <table:table-cell table:style-name="ce31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7" office:value-type="date" office:date-value="2023-05-01" calcext:value-type="date">
            <text:p>lun. 1 mai</text:p>
          </table:table-cell>
          <table:table-cell table:style-name="ce31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7" office:value-type="date" office:date-value="2023-05-02" calcext:value-type="date">
            <text:p>mar. 2 mai</text:p>
          </table:table-cell>
          <table:table-cell table:style-name="ce31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7" office:value-type="date" office:date-value="2023-05-03" calcext:value-type="date">
            <text:p>mer. 3 mai</text:p>
          </table:table-cell>
          <table:table-cell table:style-name="ce31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7" office:value-type="date" office:date-value="2023-05-04" calcext:value-type="date">
            <text:p>jeu. 4 mai</text:p>
          </table:table-cell>
          <table:table-cell table:style-name="ce31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7" office:value-type="date" office:date-value="2023-05-05" calcext:value-type="date">
            <text:p>ven. 5 mai</text:p>
          </table:table-cell>
          <table:table-cell table:style-name="ce31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7" office:value-type="date" office:date-value="2023-05-06" calcext:value-type="date">
            <text:p>sam. 6 mai</text:p>
          </table:table-cell>
          <table:table-cell table:style-name="ce31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7" office:value-type="date" office:date-value="2023-05-07" calcext:value-type="date">
            <text:p>dim. 7 mai</text:p>
          </table:table-cell>
          <table:table-cell table:style-name="ce31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7" office:value-type="date" office:date-value="2023-05-08" calcext:value-type="date">
            <text:p>lun. 8 mai</text:p>
          </table:table-cell>
          <table:table-cell table:style-name="ce31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7" office:value-type="date" office:date-value="2023-05-09" calcext:value-type="date">
            <text:p>mar. 9 mai</text:p>
          </table:table-cell>
          <table:table-cell table:style-name="ce31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7" office:value-type="date" office:date-value="2023-05-10" calcext:value-type="date">
            <text:p>mer. 10 mai</text:p>
          </table:table-cell>
          <table:table-cell table:style-name="ce31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7" office:value-type="date" office:date-value="2023-05-11" calcext:value-type="date">
            <text:p>jeu. 11 mai</text:p>
          </table:table-cell>
          <table:table-cell table:style-name="ce31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7" office:value-type="date" office:date-value="2023-05-12" calcext:value-type="date">
            <text:p>ven. 12 mai</text:p>
          </table:table-cell>
          <table:table-cell table:style-name="ce31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7" office:value-type="date" office:date-value="2023-05-13" calcext:value-type="date">
            <text:p>sam. 13 mai</text:p>
          </table:table-cell>
          <table:table-cell table:style-name="ce31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7" office:value-type="date" office:date-value="2023-05-14" calcext:value-type="date">
            <text:p>dim. 14 mai</text:p>
          </table:table-cell>
          <table:table-cell table:style-name="ce31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7" office:value-type="date" office:date-value="2023-05-15" calcext:value-type="date">
            <text:p>lun. 15 mai</text:p>
          </table:table-cell>
          <table:table-cell table:style-name="ce31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7" office:value-type="date" office:date-value="2023-05-16" calcext:value-type="date">
            <text:p>mar. 16 mai</text:p>
          </table:table-cell>
          <table:table-cell table:style-name="ce31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7" office:value-type="date" office:date-value="2023-05-17" calcext:value-type="date">
            <text:p>mer. 17 mai</text:p>
          </table:table-cell>
          <table:table-cell table:style-name="ce31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7" office:value-type="date" office:date-value="2023-05-18" calcext:value-type="date">
            <text:p>jeu. 18 mai</text:p>
          </table:table-cell>
          <table:table-cell table:style-name="ce31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7" office:value-type="date" office:date-value="2023-05-19" calcext:value-type="date">
            <text:p>ven. 19 mai</text:p>
          </table:table-cell>
          <table:table-cell table:style-name="ce31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7" office:value-type="date" office:date-value="2023-05-20" calcext:value-type="date">
            <text:p>sam. 20 mai</text:p>
          </table:table-cell>
          <table:table-cell table:style-name="ce31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7" office:value-type="date" office:date-value="2023-05-21" calcext:value-type="date">
            <text:p>dim. 21 mai</text:p>
          </table:table-cell>
          <table:table-cell table:style-name="ce31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7" office:value-type="date" office:date-value="2023-05-22" calcext:value-type="date">
            <text:p>lun. 22 mai</text:p>
          </table:table-cell>
          <table:table-cell table:style-name="ce31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7" office:value-type="date" office:date-value="2023-05-23" calcext:value-type="date">
            <text:p>mar. 23 mai</text:p>
          </table:table-cell>
          <table:table-cell table:style-name="ce31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7" office:value-type="date" office:date-value="2023-05-24" calcext:value-type="date">
            <text:p>mer. 24 mai</text:p>
          </table:table-cell>
          <table:table-cell table:style-name="ce31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7" office:value-type="date" office:date-value="2023-05-25" calcext:value-type="date">
            <text:p>jeu. 25 mai</text:p>
          </table:table-cell>
          <table:table-cell table:style-name="ce31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7" office:value-type="date" office:date-value="2023-05-26" calcext:value-type="date">
            <text:p>ven. 26 mai</text:p>
          </table:table-cell>
          <table:table-cell table:style-name="ce31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7" office:value-type="date" office:date-value="2023-05-27" calcext:value-type="date">
            <text:p>sam. 27 mai</text:p>
          </table:table-cell>
          <table:table-cell table:style-name="ce31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7" office:value-type="date" office:date-value="2023-05-28" calcext:value-type="date">
            <text:p>dim. 28 mai</text:p>
          </table:table-cell>
          <table:table-cell table:style-name="ce31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7" office:value-type="date" office:date-value="2023-05-29" calcext:value-type="date">
            <text:p>lun. 29 mai</text:p>
          </table:table-cell>
          <table:table-cell table:style-name="ce31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7" office:value-type="date" office:date-value="2023-05-30" calcext:value-type="date">
            <text:p>mar. 30 mai</text:p>
          </table:table-cell>
          <table:table-cell table:style-name="ce31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7" office:value-type="date" office:date-value="2023-05-31" calcext:value-type="date">
            <text:p>mer. 31 mai</text:p>
          </table:table-cell>
          <table:table-cell table:style-name="ce31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7" office:value-type="date" office:date-value="2023-06-01" calcext:value-type="date">
            <text:p>jeu. 1 juin</text:p>
          </table:table-cell>
          <table:table-cell table:style-name="ce31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7" office:value-type="date" office:date-value="2023-06-02" calcext:value-type="date">
            <text:p>ven. 2 juin</text:p>
          </table:table-cell>
          <table:table-cell table:style-name="ce31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7" office:value-type="date" office:date-value="2023-06-03" calcext:value-type="date">
            <text:p>sam. 3 juin</text:p>
          </table:table-cell>
          <table:table-cell table:style-name="ce31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7" office:value-type="date" office:date-value="2023-06-04" calcext:value-type="date">
            <text:p>dim. 4 juin</text:p>
          </table:table-cell>
          <table:table-cell table:style-name="ce31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7" office:value-type="date" office:date-value="2023-06-05" calcext:value-type="date">
            <text:p>lun. 5 juin</text:p>
          </table:table-cell>
          <table:table-cell table:style-name="ce31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7" office:value-type="date" office:date-value="2023-06-06" calcext:value-type="date">
            <text:p>mar. 6 juin</text:p>
          </table:table-cell>
          <table:table-cell table:style-name="ce31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7" office:value-type="date" office:date-value="2023-06-07" calcext:value-type="date">
            <text:p>mer. 7 juin</text:p>
          </table:table-cell>
          <table:table-cell table:style-name="ce31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7" office:value-type="date" office:date-value="2023-06-08" calcext:value-type="date">
            <text:p>jeu. 8 juin</text:p>
          </table:table-cell>
          <table:table-cell table:style-name="ce31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7" office:value-type="date" office:date-value="2023-06-09" calcext:value-type="date">
            <text:p>ven. 9 juin</text:p>
          </table:table-cell>
          <table:table-cell table:style-name="ce31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7" office:value-type="date" office:date-value="2023-06-10" calcext:value-type="date">
            <text:p>sam. 10 juin</text:p>
          </table:table-cell>
          <table:table-cell table:style-name="ce31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7" office:value-type="date" office:date-value="2023-06-11" calcext:value-type="date">
            <text:p>dim. 11 juin</text:p>
          </table:table-cell>
          <table:table-cell table:style-name="ce31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7" office:value-type="date" office:date-value="2023-06-12" calcext:value-type="date">
            <text:p>lun. 12 juin</text:p>
          </table:table-cell>
          <table:table-cell table:style-name="ce31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7" office:value-type="date" office:date-value="2023-06-13" calcext:value-type="date">
            <text:p>mar. 13 juin</text:p>
          </table:table-cell>
          <table:table-cell table:style-name="ce31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7" office:value-type="date" office:date-value="2023-06-14" calcext:value-type="date">
            <text:p>mer. 14 juin</text:p>
          </table:table-cell>
          <table:table-cell table:style-name="ce31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7" office:value-type="date" office:date-value="2023-06-15" calcext:value-type="date">
            <text:p>jeu. 15 juin</text:p>
          </table:table-cell>
          <table:table-cell table:style-name="ce31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7" office:value-type="date" office:date-value="2023-06-16" calcext:value-type="date">
            <text:p>ven. 16 juin</text:p>
          </table:table-cell>
          <table:table-cell table:style-name="ce31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7" office:value-type="date" office:date-value="2023-06-17" calcext:value-type="date">
            <text:p>sam. 17 juin</text:p>
          </table:table-cell>
          <table:table-cell table:style-name="ce31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7" office:value-type="date" office:date-value="2023-06-18" calcext:value-type="date">
            <text:p>dim. 18 juin</text:p>
          </table:table-cell>
          <table:table-cell table:style-name="ce31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7" office:value-type="date" office:date-value="2023-06-19" calcext:value-type="date">
            <text:p>lun. 19 juin</text:p>
          </table:table-cell>
          <table:table-cell table:style-name="ce31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7" office:value-type="date" office:date-value="2023-06-20" calcext:value-type="date">
            <text:p>mar. 20 juin</text:p>
          </table:table-cell>
          <table:table-cell table:style-name="ce31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7" office:value-type="date" office:date-value="2023-06-21" calcext:value-type="date">
            <text:p>mer. 21 juin</text:p>
          </table:table-cell>
          <table:table-cell table:style-name="ce31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7" office:value-type="date" office:date-value="2023-06-22" calcext:value-type="date">
            <text:p>jeu. 22 juin</text:p>
          </table:table-cell>
          <table:table-cell table:style-name="ce31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7" office:value-type="date" office:date-value="2023-06-23" calcext:value-type="date">
            <text:p>ven. 23 juin</text:p>
          </table:table-cell>
          <table:table-cell table:style-name="ce31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7" office:value-type="date" office:date-value="2023-06-24" calcext:value-type="date">
            <text:p>sam. 24 juin</text:p>
          </table:table-cell>
          <table:table-cell table:style-name="ce31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7" office:value-type="date" office:date-value="2023-06-25" calcext:value-type="date">
            <text:p>dim. 25 juin</text:p>
          </table:table-cell>
          <table:table-cell table:style-name="ce31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7" office:value-type="date" office:date-value="2023-06-26" calcext:value-type="date">
            <text:p>lun. 26 juin</text:p>
          </table:table-cell>
          <table:table-cell table:style-name="ce31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7" office:value-type="date" office:date-value="2023-06-27" calcext:value-type="date">
            <text:p>mar. 27 juin</text:p>
          </table:table-cell>
          <table:table-cell table:style-name="ce31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7" office:value-type="date" office:date-value="2023-06-28" calcext:value-type="date">
            <text:p>mer. 28 juin</text:p>
          </table:table-cell>
          <table:table-cell table:style-name="ce31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7" office:value-type="date" office:date-value="2023-06-29" calcext:value-type="date">
            <text:p>jeu. 29 juin</text:p>
          </table:table-cell>
          <table:table-cell table:style-name="ce31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7" office:value-type="date" office:date-value="2023-06-30" calcext:value-type="date">
            <text:p>ven. 30 juin</text:p>
          </table:table-cell>
          <table:table-cell table:style-name="ce31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7" office:value-type="date" office:date-value="2023-07-01" calcext:value-type="date">
            <text:p>sam. 1 juil.</text:p>
          </table:table-cell>
          <table:table-cell table:style-name="ce31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7" office:value-type="date" office:date-value="2023-07-02" calcext:value-type="date">
            <text:p>dim. 2 juil.</text:p>
          </table:table-cell>
          <table:table-cell table:style-name="ce31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7" office:value-type="date" office:date-value="2023-07-03" calcext:value-type="date">
            <text:p>lun. 3 juil.</text:p>
          </table:table-cell>
          <table:table-cell table:style-name="ce31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7" office:value-type="date" office:date-value="2023-07-04" calcext:value-type="date">
            <text:p>mar. 4 juil.</text:p>
          </table:table-cell>
          <table:table-cell table:style-name="ce31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7" office:value-type="date" office:date-value="2023-07-05" calcext:value-type="date">
            <text:p>mer. 5 juil.</text:p>
          </table:table-cell>
          <table:table-cell table:style-name="ce31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7" office:value-type="date" office:date-value="2023-07-06" calcext:value-type="date">
            <text:p>jeu. 6 juil.</text:p>
          </table:table-cell>
          <table:table-cell table:style-name="ce31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7" office:value-type="date" office:date-value="2023-07-07" calcext:value-type="date">
            <text:p>ven. 7 juil.</text:p>
          </table:table-cell>
          <table:table-cell table:style-name="ce31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7" office:value-type="date" office:date-value="2023-07-08" calcext:value-type="date">
            <text:p>sam. 8 juil.</text:p>
          </table:table-cell>
          <table:table-cell table:style-name="ce31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7" office:value-type="date" office:date-value="2023-07-09" calcext:value-type="date">
            <text:p>dim. 9 juil.</text:p>
          </table:table-cell>
          <table:table-cell table:style-name="ce31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7" office:value-type="date" office:date-value="2023-07-10" calcext:value-type="date">
            <text:p>lun. 10 juil.</text:p>
          </table:table-cell>
          <table:table-cell table:style-name="ce31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7" office:value-type="date" office:date-value="2023-07-11" calcext:value-type="date">
            <text:p>mar. 11 juil.</text:p>
          </table:table-cell>
          <table:table-cell table:style-name="ce31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7" office:value-type="date" office:date-value="2023-07-12" calcext:value-type="date">
            <text:p>mer. 12 juil.</text:p>
          </table:table-cell>
          <table:table-cell table:style-name="ce31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7" office:value-type="date" office:date-value="2023-07-13" calcext:value-type="date">
            <text:p>jeu. 13 juil.</text:p>
          </table:table-cell>
          <table:table-cell table:style-name="ce31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7" office:value-type="date" office:date-value="2023-07-14" calcext:value-type="date">
            <text:p>ven. 14 juil.</text:p>
          </table:table-cell>
          <table:table-cell table:style-name="ce31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7" office:value-type="date" office:date-value="2023-07-15" calcext:value-type="date">
            <text:p>sam. 15 juil.</text:p>
          </table:table-cell>
          <table:table-cell table:style-name="ce31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7" office:value-type="date" office:date-value="2023-07-16" calcext:value-type="date">
            <text:p>dim. 16 juil.</text:p>
          </table:table-cell>
          <table:table-cell table:style-name="ce31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7" office:value-type="date" office:date-value="2023-07-17" calcext:value-type="date">
            <text:p>lun. 17 juil.</text:p>
          </table:table-cell>
          <table:table-cell table:style-name="ce31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7" office:value-type="date" office:date-value="2023-07-18" calcext:value-type="date">
            <text:p>mar. 18 juil.</text:p>
          </table:table-cell>
          <table:table-cell table:style-name="ce31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7" office:value-type="date" office:date-value="2023-07-19" calcext:value-type="date">
            <text:p>mer. 19 juil.</text:p>
          </table:table-cell>
          <table:table-cell table:style-name="ce31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7" office:value-type="date" office:date-value="2023-07-20" calcext:value-type="date">
            <text:p>jeu. 20 juil.</text:p>
          </table:table-cell>
          <table:table-cell table:style-name="ce31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7" office:value-type="date" office:date-value="2023-07-21" calcext:value-type="date">
            <text:p>ven. 21 juil.</text:p>
          </table:table-cell>
          <table:table-cell table:style-name="ce31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7" office:value-type="date" office:date-value="2023-07-22" calcext:value-type="date">
            <text:p>sam. 22 juil.</text:p>
          </table:table-cell>
          <table:table-cell table:style-name="ce31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7" office:value-type="date" office:date-value="2023-07-23" calcext:value-type="date">
            <text:p>dim. 23 juil.</text:p>
          </table:table-cell>
          <table:table-cell table:style-name="ce31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7" office:value-type="date" office:date-value="2023-07-24" calcext:value-type="date">
            <text:p>lun. 24 juil.</text:p>
          </table:table-cell>
          <table:table-cell table:style-name="ce31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7" office:value-type="date" office:date-value="2023-07-25" calcext:value-type="date">
            <text:p>mar. 25 juil.</text:p>
          </table:table-cell>
          <table:table-cell table:style-name="ce31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7" office:value-type="date" office:date-value="2023-07-26" calcext:value-type="date">
            <text:p>mer. 26 juil.</text:p>
          </table:table-cell>
          <table:table-cell table:style-name="ce31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7" office:value-type="date" office:date-value="2023-07-27" calcext:value-type="date">
            <text:p>jeu. 27 juil.</text:p>
          </table:table-cell>
          <table:table-cell table:style-name="ce31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7" office:value-type="date" office:date-value="2023-07-28" calcext:value-type="date">
            <text:p>ven. 28 juil.</text:p>
          </table:table-cell>
          <table:table-cell table:style-name="ce31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7" office:value-type="date" office:date-value="2023-07-29" calcext:value-type="date">
            <text:p>sam. 29 juil.</text:p>
          </table:table-cell>
          <table:table-cell table:style-name="ce31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7" office:value-type="date" office:date-value="2023-07-30" calcext:value-type="date">
            <text:p>dim. 30 juil.</text:p>
          </table:table-cell>
          <table:table-cell table:style-name="ce31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7" office:value-type="date" office:date-value="2023-07-31" calcext:value-type="date">
            <text:p>lun. 31 juil.</text:p>
          </table:table-cell>
          <table:table-cell table:style-name="ce31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7" office:value-type="date" office:date-value="2023-08-01" calcext:value-type="date">
            <text:p>mar. 1 août</text:p>
          </table:table-cell>
          <table:table-cell table:style-name="ce31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7" office:value-type="date" office:date-value="2023-08-02" calcext:value-type="date">
            <text:p>mer. 2 août</text:p>
          </table:table-cell>
          <table:table-cell table:style-name="ce31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7" office:value-type="date" office:date-value="2023-08-03" calcext:value-type="date">
            <text:p>jeu. 3 août</text:p>
          </table:table-cell>
          <table:table-cell table:style-name="ce31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7" office:value-type="date" office:date-value="2023-08-04" calcext:value-type="date">
            <text:p>ven. 4 août</text:p>
          </table:table-cell>
          <table:table-cell table:style-name="ce31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7" office:value-type="date" office:date-value="2023-08-05" calcext:value-type="date">
            <text:p>sam. 5 août</text:p>
          </table:table-cell>
          <table:table-cell table:style-name="ce31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7" office:value-type="date" office:date-value="2023-08-06" calcext:value-type="date">
            <text:p>dim. 6 août</text:p>
          </table:table-cell>
          <table:table-cell table:style-name="ce31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7" office:value-type="date" office:date-value="2023-08-07" calcext:value-type="date">
            <text:p>lun. 7 août</text:p>
          </table:table-cell>
          <table:table-cell table:style-name="ce31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7" office:value-type="date" office:date-value="2023-08-08" calcext:value-type="date">
            <text:p>mar. 8 août</text:p>
          </table:table-cell>
          <table:table-cell table:style-name="ce31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7" office:value-type="date" office:date-value="2023-08-09" calcext:value-type="date">
            <text:p>mer. 9 août</text:p>
          </table:table-cell>
          <table:table-cell table:style-name="ce31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7" office:value-type="date" office:date-value="2023-08-10" calcext:value-type="date">
            <text:p>jeu. 10 août</text:p>
          </table:table-cell>
          <table:table-cell table:style-name="ce31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7" office:value-type="date" office:date-value="2023-08-11" calcext:value-type="date">
            <text:p>ven. 11 août</text:p>
          </table:table-cell>
          <table:table-cell table:style-name="ce31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7" office:value-type="date" office:date-value="2023-08-12" calcext:value-type="date">
            <text:p>sam. 12 août</text:p>
          </table:table-cell>
          <table:table-cell table:style-name="ce31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7" office:value-type="date" office:date-value="2023-08-13" calcext:value-type="date">
            <text:p>dim. 13 août</text:p>
          </table:table-cell>
          <table:table-cell table:style-name="ce31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7" office:value-type="date" office:date-value="2023-08-14" calcext:value-type="date">
            <text:p>lun. 14 août</text:p>
          </table:table-cell>
          <table:table-cell table:style-name="ce31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7" office:value-type="date" office:date-value="2023-08-15" calcext:value-type="date">
            <text:p>mar. 15 août</text:p>
          </table:table-cell>
          <table:table-cell table:style-name="ce31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7" office:value-type="date" office:date-value="2023-08-16" calcext:value-type="date">
            <text:p>mer. 16 août</text:p>
          </table:table-cell>
          <table:table-cell table:style-name="ce31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7" office:value-type="date" office:date-value="2023-08-17" calcext:value-type="date">
            <text:p>jeu. 17 août</text:p>
          </table:table-cell>
          <table:table-cell table:style-name="ce31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000001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7" office:value-type="date" office:date-value="2023-08-18" calcext:value-type="date">
            <text:p>ven. 18 août</text:p>
          </table:table-cell>
          <table:table-cell table:style-name="ce31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7" office:value-type="date" office:date-value="2023-08-19" calcext:value-type="date">
            <text:p>sam. 19 août</text:p>
          </table:table-cell>
          <table:table-cell table:style-name="ce31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000001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 office:value-type="float" office:value="249" calcext:value-type="float">
            <office:annotation draw:style-name="gr2" draw:text-style-name="P4" svg:width="2.899cm" svg:height="1.799cm" svg:x="38.712cm" svg:y="71.338cm" draw:caption-point-x="-0.61cm" draw:caption-point-y="1.51cm">
              <dc:date>2023-08-30T00:00:00</dc:date>
              <text:p text:style-name="P3"><text:span text:style-name="T1">Karijini</text:span></text:p>
              <text:p text:style-name="P3"><text:span text:style-name="T1"/></text:p>
            </office:annotation>
            <text:p>249</text:p>
          </table:table-cell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7" office:value-type="date" office:date-value="2023-08-20" calcext:value-type="date">
            <text:p>dim. 20 août</text:p>
          </table:table-cell>
          <table:table-cell table:style-name="ce31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8.52" calcext:value-type="currency">
            <text:p>$68,5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26.52" calcext:value-type="currency">
            <text:p>$126,52</text:p>
          </table:table-cell>
          <table:table-cell table:style-name="ce41" table:formula="of:=[.O158]+[.N159]" office:value-type="currency" office:currency="USD" office:value="10948.98628" calcext:value-type="currency">
            <text:p>$10 948,99</text:p>
          </table:table-cell>
          <table:table-cell table:style-name="ce41" table:formula="of:=[.A159]*budgetjour-[.O159]" office:value-type="currency" office:currency="USD" office:value="4219.01372000001" calcext:value-type="currency">
            <text:p>$4 219,01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7" office:value-type="date" office:date-value="2023-08-21" calcext:value-type="date">
            <text:p>lun. 21 août</text:p>
          </table:table-cell>
          <table:table-cell table:style-name="ce31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23.41628" calcext:value-type="currency">
            <text:p>$11 023,42</text:p>
          </table:table-cell>
          <table:table-cell table:style-name="ce41" table:formula="of:=[.A160]*budgetjour-[.O160]" office:value-type="currency" office:currency="USD" office:value="4240.58372" calcext:value-type="currency">
            <text:p>$4 240,58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7" office:value-type="date" office:date-value="2023-08-22" calcext:value-type="date">
            <text:p>mar. 22 août</text:p>
          </table:table-cell>
          <table:table-cell table:style-name="ce31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97.41628" calcext:value-type="currency">
            <text:p>$11 097,42</text:p>
          </table:table-cell>
          <table:table-cell table:style-name="ce41" table:formula="of:=[.A161]*budgetjour-[.O161]" office:value-type="currency" office:currency="USD" office:value="4262.58372" calcext:value-type="currency">
            <text:p>$4 262,58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7" office:value-type="date" office:date-value="2023-08-23" calcext:value-type="date">
            <text:p>mer. 23 août</text:p>
          </table:table-cell>
          <table:table-cell table:style-name="ce31" table:formula="of:=[.D161]" office:value-type="string" office:string-value="Cheela Plains Station" calcext:value-type="string">
            <text:p>Cheela Plains Station</text:p>
          </table:table-cell>
          <table:table-cell table:style-name="ce33" office:value-type="string" calcext:value-type="string">
            <text:p>Nanutarra Road Rest Area</text:p>
          </table:table-cell>
          <table:table-cell office:value-type="float" office:value="89" calcext:value-type="float">
            <text:p>89</text:p>
          </table:table-cell>
          <table:table-cell table:style-name="ce13" table:formula="of:=[.F161]+[.E162]" office:value-type="float" office:value="8190" calcext:value-type="float">
            <text:p>8190</text:p>
          </table:table-cell>
          <table:table-cell office:value-type="float" office:value="213" calcext:value-type="float">
            <text:p>213</text:p>
          </table:table-cell>
          <table:table-cell table:formula="of:=[.H161]+[.G162]" office:value-type="float" office:value="39290" calcext:value-type="float">
            <text:p>39290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97.41628" calcext:value-type="currency">
            <text:p>$11 097,42</text:p>
          </table:table-cell>
          <table:table-cell table:style-name="ce41" table:formula="of:=[.A162]*budgetjour-[.O162]" office:value-type="currency" office:currency="USD" office:value="4358.58372" calcext:value-type="currency">
            <text:p>$4 358,58</text:p>
          </table:table-cell>
          <table:table-cell table:number-columns-repeated="3"/>
          <table:table-cell table:style-name="ce41" table:formula="of:=IF(ISBLANK([.D162]);(180*budgetjour-[.O1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7" office:value-type="date" office:date-value="2023-08-24" calcext:value-type="date">
            <text:p>jeu. 24 août</text:p>
          </table:table-cell>
          <table:table-cell table:style-name="ce31" table:formula="of:=[.D162]" office:value-type="string" office:string-value="Nanutarra Road Rest Area" calcext:value-type="string">
            <text:p>Nanutarra Road Rest Area</text:p>
          </table:table-cell>
          <table:table-cell office:value-type="string" calcext:value-type="string">
            <text:p>Nanutarra</text:p>
          </table:table-cell>
          <table:table-cell office:value-type="float" office:value="93" calcext:value-type="float">
            <text:p>93</text:p>
          </table:table-cell>
          <table:table-cell table:style-name="ce13" table:formula="of:=[.F162]+[.E163]" office:value-type="float" office:value="8283" calcext:value-type="float">
            <text:p>8283</text:p>
          </table:table-cell>
          <table:table-cell office:value-type="float" office:value="210" calcext:value-type="float">
            <text:p>210</text:p>
          </table:table-cell>
          <table:table-cell table:formula="of:=[.H162]+[.G163]" office:value-type="float" office:value="39500" calcext:value-type="float">
            <text:p>39500</text:p>
          </table:table-cell>
          <table:table-cell office:value-type="float" office:value="18.5" calcext:value-type="float">
            <text:p>18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50+7+7" office:value-type="currency" office:currency="USD" office:value="64" calcext:value-type="currency">
            <text:p>$6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3]+[.L163]+[.M163]" office:value-type="currency" office:currency="USD" office:value="79" calcext:value-type="currency">
            <text:p>$79,00</text:p>
          </table:table-cell>
          <table:table-cell table:style-name="ce41" table:formula="of:=[.O162]+[.N163]" office:value-type="currency" office:currency="USD" office:value="11176.41628" calcext:value-type="currency">
            <text:p>$11 176,42</text:p>
          </table:table-cell>
          <table:table-cell table:style-name="ce41" table:formula="of:=[.A163]*budgetjour-[.O163]" office:value-type="currency" office:currency="USD" office:value="4375.58372" calcext:value-type="currency">
            <text:p>$4 375,58</text:p>
          </table:table-cell>
          <table:table-cell table:number-columns-repeated="3"/>
          <table:table-cell table:style-name="ce41" table:formula="of:=IF(ISBLANK([.D163]);(180*budgetjour-[.O1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7" office:value-type="date" office:date-value="2023-08-25" calcext:value-type="date">
            <text:p>ven. 25 août</text:p>
          </table:table-cell>
          <table:table-cell table:style-name="ce31" table:formula="of:=[.D163]" office:value-type="string" office:string-value="Nanutarra" calcext:value-type="string">
            <text:p>Nanutarra</text:p>
          </table:table-cell>
          <table:table-cell office:value-type="string" calcext:value-type="string">
            <text:p>Bush camp</text:p>
          </table:table-cell>
          <table:table-cell office:value-type="float" office:value="98" calcext:value-type="float">
            <text:p>98</text:p>
          </table:table-cell>
          <table:table-cell table:style-name="ce13" table:formula="of:=[.F163]+[.E164]" office:value-type="float" office:value="8381" calcext:value-type="float">
            <text:p>8381</text:p>
          </table:table-cell>
          <table:table-cell office:value-type="float" office:value="177" calcext:value-type="float">
            <text:p>177</text:p>
          </table:table-cell>
          <table:table-cell table:formula="of:=[.H163]+[.G164]" office:value-type="float" office:value="39677" calcext:value-type="float">
            <text:p>39677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176.41628" calcext:value-type="currency">
            <text:p>$11 176,42</text:p>
          </table:table-cell>
          <table:table-cell table:style-name="ce41" table:formula="of:=[.A164]*budgetjour-[.O164]" office:value-type="currency" office:currency="USD" office:value="4471.58372" calcext:value-type="currency">
            <text:p>$4 471,58</text:p>
          </table:table-cell>
          <table:table-cell table:number-columns-repeated="3"/>
          <table:table-cell table:style-name="ce41" table:formula="of:=IF(ISBLANK([.D164]);(180*budgetjour-[.O1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7" office:value-type="date" office:date-value="2023-08-26" calcext:value-type="date">
            <text:p>sam. 26 août</text:p>
          </table:table-cell>
          <table:table-cell table:style-name="ce31" table:formula="of:=[.D164]" office:value-type="string" office:string-value="Bush camp" calcext:value-type="string">
            <text:p>Bush camp</text:p>
          </table:table-cell>
          <table:table-cell office:value-type="string" calcext:value-type="string">
            <text:p>Bullara Station</text:p>
          </table:table-cell>
          <table:table-cell office:value-type="float" office:value="90" calcext:value-type="float">
            <text:p>90</text:p>
          </table:table-cell>
          <table:table-cell table:style-name="ce13" table:formula="of:=[.F164]+[.E165]" office:value-type="float" office:value="8471" calcext:value-type="float">
            <text:p>8471</text:p>
          </table:table-cell>
          <table:table-cell office:value-type="float" office:value="151" calcext:value-type="float">
            <text:p>151</text:p>
          </table:table-cell>
          <table:table-cell table:formula="of:=[.H164]+[.G165]" office:value-type="float" office:value="39828" calcext:value-type="float">
            <text:p>39828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6.5" calcext:value-type="currency">
            <text:p>$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5]+[.L165]+[.M165]" office:value-type="currency" office:currency="USD" office:value="41.5" calcext:value-type="currency">
            <text:p>$41,50</text:p>
          </table:table-cell>
          <table:table-cell table:style-name="ce41" table:formula="of:=[.O164]+[.N165]" office:value-type="currency" office:currency="USD" office:value="11217.91628" calcext:value-type="currency">
            <text:p>$11 217,92</text:p>
          </table:table-cell>
          <table:table-cell table:style-name="ce41" table:formula="of:=[.A165]*budgetjour-[.O165]" office:value-type="currency" office:currency="USD" office:value="4526.08372" calcext:value-type="currency">
            <text:p>$4 526,08</text:p>
          </table:table-cell>
          <table:table-cell table:number-columns-repeated="3"/>
          <table:table-cell table:style-name="ce41" table:formula="of:=IF(ISBLANK([.D165]);(180*budgetjour-[.O1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7" office:value-type="date" office:date-value="2023-08-27" calcext:value-type="date">
            <text:p>dim. 27 août</text:p>
          </table:table-cell>
          <table:table-cell table:style-name="ce31" table:formula="of:=[.D165]" office:value-type="string" office:string-value="Bullara Station" calcext:value-type="string">
            <text:p>Bullara Station</text:p>
          </table:table-cell>
          <table:table-cell office:value-type="string" calcext:value-type="string">
            <text:p>Exmouth</text:p>
          </table:table-cell>
          <table:table-cell office:value-type="float" office:value="94" calcext:value-type="float">
            <text:p>94</text:p>
          </table:table-cell>
          <table:table-cell table:style-name="ce13" table:formula="of:=[.F165]+[.E166]" office:value-type="float" office:value="8565" calcext:value-type="float">
            <text:p>8565</text:p>
          </table:table-cell>
          <table:table-cell office:value-type="float" office:value="281" calcext:value-type="float">
            <text:p>281</text:p>
          </table:table-cell>
          <table:table-cell table:formula="of:=[.H165]+[.G166]" office:value-type="float" office:value="40109" calcext:value-type="float">
            <text:p>40109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46.6" calcext:value-type="currency">
            <text:p>$46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6]+[.L166]+[.M166]" office:value-type="currency" office:currency="USD" office:value="166.6" calcext:value-type="currency">
            <text:p>$166,60</text:p>
          </table:table-cell>
          <table:table-cell table:style-name="ce41" table:formula="of:=[.O165]+[.N166]" office:value-type="currency" office:currency="USD" office:value="11384.51628" calcext:value-type="currency">
            <text:p>$11 384,52</text:p>
          </table:table-cell>
          <table:table-cell table:style-name="ce41" table:formula="of:=[.A166]*budgetjour-[.O166]" office:value-type="currency" office:currency="USD" office:value="4455.48372" calcext:value-type="currency">
            <text:p>$4 455,48</text:p>
          </table:table-cell>
          <table:table-cell table:number-columns-repeated="3"/>
          <table:table-cell table:style-name="ce41" table:formula="of:=IF(ISBLANK([.D166]);(180*budgetjour-[.O1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7" office:value-type="date" office:date-value="2023-08-28" calcext:value-type="date">
            <text:p>lun. 28 août</text:p>
          </table:table-cell>
          <table:table-cell table:style-name="ce31" table:formula="of:=[.D166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6]+[.E167]"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  <table:table-cell table:formula="of:=[.H166]+[.G167]" office:value-type="float" office:value="40109" calcext:value-type="float">
            <text:p>40109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50.1" calcext:value-type="currency">
            <text:p>$50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7]+[.L167]+[.M167]" office:value-type="currency" office:currency="USD" office:value="170.1" calcext:value-type="currency">
            <text:p>$170,10</text:p>
          </table:table-cell>
          <table:table-cell table:style-name="ce41" table:formula="of:=[.O166]+[.N167]" office:value-type="currency" office:currency="USD" office:value="11554.61628" calcext:value-type="currency">
            <text:p>$11 554,62</text:p>
          </table:table-cell>
          <table:table-cell table:style-name="ce41" table:formula="of:=[.A167]*budgetjour-[.O167]" office:value-type="currency" office:currency="USD" office:value="4381.38372" calcext:value-type="currency">
            <text:p>$4 381,38</text:p>
          </table:table-cell>
          <table:table-cell table:number-columns-repeated="3"/>
          <table:table-cell table:style-name="ce41" table:formula="of:=IF(ISBLANK([.D167]);(180*budgetjour-[.O1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7" office:value-type="date" office:date-value="2023-08-29" calcext:value-type="date">
            <text:p>mar. 29 août</text:p>
          </table:table-cell>
          <table:table-cell table:style-name="ce31" table:formula="of:=[.D16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124" calcext:value-type="float">
            <text:p>124</text:p>
          </table:table-cell>
          <table:table-cell table:style-name="ce13" table:formula="of:=[.F167]+[.E168]" office:value-type="float" office:value="8689" calcext:value-type="float">
            <text:p>8689</text:p>
          </table:table-cell>
          <table:table-cell office:value-type="float" office:value="236" calcext:value-type="float">
            <text:p>236</text:p>
          </table:table-cell>
          <table:table-cell table:formula="of:=[.H167]+[.G168]" office:value-type="float" office:value="40345" calcext:value-type="float">
            <text:p>40345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15.65" calcext:value-type="currency">
            <text:p>$15,6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8]+[.L168]+[.M168]" office:value-type="currency" office:currency="USD" office:value="135.65" calcext:value-type="currency">
            <text:p>$135,65</text:p>
          </table:table-cell>
          <table:table-cell table:style-name="ce41" table:formula="of:=[.O167]+[.N168]" office:value-type="currency" office:currency="USD" office:value="11690.26628" calcext:value-type="currency">
            <text:p>$11 690,27</text:p>
          </table:table-cell>
          <table:table-cell table:style-name="ce41" table:formula="of:=[.A168]*budgetjour-[.O168]" office:value-type="currency" office:currency="USD" office:value="4341.73372" calcext:value-type="currency">
            <text:p>$4 341,73</text:p>
          </table:table-cell>
          <table:table-cell table:number-columns-repeated="3"/>
          <table:table-cell table:style-name="ce41" table:formula="of:=IF(ISBLANK([.D168]);(180*budgetjour-[.O1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7" office:value-type="date" office:date-value="2023-08-30" calcext:value-type="date">
            <text:p>mer. 30 août</text:p>
          </table:table-cell>
          <table:table-cell table:style-name="ce31" table:formula="of:=[.D16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8]+[.E169]" office:value-type="float" office:value="8689" calcext:value-type="float">
            <text:p>8689</text:p>
          </table:table-cell>
          <table:table-cell office:value-type="float" office:value="0" calcext:value-type="float">
            <text:p>0</text:p>
          </table:table-cell>
          <table:table-cell table:formula="of:=[.H168]+[.G169]" office:value-type="float" office:value="40345" calcext:value-type="float">
            <text:p>4034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table:formula="of:=4.5+43.26" office:value-type="currency" office:currency="USD" office:value="47.76" calcext:value-type="currency">
            <text:p>$47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9]+[.L169]+[.M169]" office:value-type="currency" office:currency="USD" office:value="167.76" calcext:value-type="currency">
            <text:p>$167,76</text:p>
          </table:table-cell>
          <table:table-cell table:style-name="ce41" table:formula="of:=[.O168]+[.N169]" office:value-type="currency" office:currency="USD" office:value="11858.02628" calcext:value-type="currency">
            <text:p>$11 858,03</text:p>
          </table:table-cell>
          <table:table-cell table:style-name="ce41" table:formula="of:=[.A169]*budgetjour-[.O169]" office:value-type="currency" office:currency="USD" office:value="4269.97372" calcext:value-type="currency">
            <text:p>$4 269,97</text:p>
          </table:table-cell>
          <table:table-cell table:number-columns-repeated="3"/>
          <table:table-cell table:style-name="ce41" table:formula="of:=IF(ISBLANK([.D169]);(180*budgetjour-[.O169])/COUNTBLANK([.$D$2:.$D$181]);&quot;&quot;)">
            <text:p/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7" office:value-type="date" office:date-value="2023-08-31" calcext:value-type="date">
            <text:p>jeu. 31 août</text:p>
          </table:table-cell>
          <table:table-cell table:style-name="ce31" table:formula="of:=[.D169]" office:value-type="string" office:string-value="Exmouth" calcext:value-type="string">
            <text:p>Exmouth</text:p>
          </table:table-cell>
          <table:table-cell office:value-type="string" calcext:value-type="string">
            <text:p>Bush camp</text:p>
          </table:table-cell>
          <table:table-cell office:value-type="float" office:value="89" calcext:value-type="float">
            <text:p>89</text:p>
          </table:table-cell>
          <table:table-cell table:style-name="ce13" table:formula="of:=[.F169]+[.E170]" office:value-type="float" office:value="8778" calcext:value-type="float">
            <text:p>8778</text:p>
          </table:table-cell>
          <table:table-cell office:value-type="float" office:value="269" calcext:value-type="float">
            <text:p>269</text:p>
          </table:table-cell>
          <table:table-cell table:formula="of:=[.H169]+[.G170]" office:value-type="float" office:value="40614" calcext:value-type="float">
            <text:p>40614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858.02628" calcext:value-type="currency">
            <text:p>$11 858,03</text:p>
          </table:table-cell>
          <table:table-cell table:style-name="ce41" table:formula="of:=[.A170]*budgetjour-[.O170]" office:value-type="currency" office:currency="USD" office:value="4365.97372" calcext:value-type="currency">
            <text:p>$4 365,97</text:p>
          </table:table-cell>
          <table:table-cell table:number-columns-repeated="3"/>
          <table:table-cell table:style-name="ce41" table:formula="of:=IF(ISBLANK([.D170]);(180*budgetjour-[.O1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7" office:value-type="date" office:date-value="2023-09-01" calcext:value-type="date">
            <text:p>ven. 1 sept.</text:p>
          </table:table-cell>
          <table:table-cell table:style-name="ce31" table:formula="of:=[.D170]" office:value-type="string" office:string-value="Bush camp" calcext:value-type="string">
            <text:p>Bush camp</text:p>
          </table:table-cell>
          <table:table-cell office:value-type="string" calcext:value-type="string">
            <text:p>Coral Bay</text:p>
          </table:table-cell>
          <table:table-cell office:value-type="float" office:value="64" calcext:value-type="float">
            <text:p>64</text:p>
          </table:table-cell>
          <table:table-cell table:style-name="ce13" table:formula="of:=[.F170]+[.E171]" office:value-type="float" office:value="8842" calcext:value-type="float">
            <text:p>8842</text:p>
          </table:table-cell>
          <table:table-cell office:value-type="float" office:value="278" calcext:value-type="float">
            <text:p>278</text:p>
          </table:table-cell>
          <table:table-cell table:formula="of:=[.H170]+[.G171]" office:value-type="float" office:value="40892" calcext:value-type="float">
            <text:p>40892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15.9+27+7.5" office:value-type="currency" office:currency="USD" office:value="50.4" calcext:value-type="currency">
            <text:p>$50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1]+[.L171]+[.M171]" office:value-type="currency" office:currency="USD" office:value="108.98" calcext:value-type="currency">
            <text:p>$108,98</text:p>
          </table:table-cell>
          <table:table-cell table:style-name="ce41" table:formula="of:=[.O170]+[.N171]" office:value-type="currency" office:currency="USD" office:value="11967.00628" calcext:value-type="currency">
            <text:p>$11 967,01</text:p>
          </table:table-cell>
          <table:table-cell table:style-name="ce41" table:formula="of:=[.A171]*budgetjour-[.O171]" office:value-type="currency" office:currency="USD" office:value="4352.99372" calcext:value-type="currency">
            <text:p>$4 352,99</text:p>
          </table:table-cell>
          <table:table-cell table:number-columns-repeated="3"/>
          <table:table-cell table:style-name="ce41" table:formula="of:=IF(ISBLANK([.D171]);(180*budgetjour-[.O1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7" office:value-type="date" office:date-value="2023-09-02" calcext:value-type="date">
            <text:p>sam. 2 sept.</text:p>
          </table:table-cell>
          <table:table-cell table:style-name="ce31" table:formula="of:=[.D17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office:value-type="float" office:value="0" calcext:value-type="float">
            <text:p>0</text:p>
          </table:table-cell>
          <table:table-cell table:style-name="ce13" table:formula="of:=[.F171]+[.E172]" office:value-type="float" office:value="8842" calcext:value-type="float">
            <text:p>8842</text:p>
          </table:table-cell>
          <table:table-cell office:value-type="float" office:value="0" calcext:value-type="float">
            <text:p>0</text:p>
          </table:table-cell>
          <table:table-cell table:formula="of:=[.H171]+[.G172]" office:value-type="float" office:value="40892" calcext:value-type="float">
            <text:p>4089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23.6+32+7.5" office:value-type="currency" office:currency="USD" office:value="63.1" calcext:value-type="currency">
            <text:p>$63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2]+[.L172]+[.M172]" office:value-type="currency" office:currency="USD" office:value="121.68" calcext:value-type="currency">
            <text:p>$121,68</text:p>
          </table:table-cell>
          <table:table-cell table:style-name="ce41" table:formula="of:=[.O171]+[.N172]" office:value-type="currency" office:currency="USD" office:value="12088.68628" calcext:value-type="currency">
            <text:p>$12 088,69</text:p>
          </table:table-cell>
          <table:table-cell table:style-name="ce41" table:formula="of:=[.A172]*budgetjour-[.O172]" office:value-type="currency" office:currency="USD" office:value="4327.31372" calcext:value-type="currency">
            <text:p>$4 327,31</text:p>
          </table:table-cell>
          <table:table-cell table:number-columns-repeated="3"/>
          <table:table-cell table:style-name="ce41" table:formula="of:=IF(ISBLANK([.D172]);(180*budgetjour-[.O1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7" office:value-type="date" office:date-value="2023-09-03" calcext:value-type="date">
            <text:p>dim. 3 sept.</text:p>
          </table:table-cell>
          <table:table-cell table:style-name="ce31" table:formula="of:=[.D172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9" calcext:value-type="float">
            <text:p>99</text:p>
          </table:table-cell>
          <table:table-cell table:style-name="ce13" table:formula="of:=[.F172]+[.E173]" office:value-type="float" office:value="8941" calcext:value-type="float">
            <text:p>8941</text:p>
          </table:table-cell>
          <table:table-cell office:value-type="float" office:value="305" calcext:value-type="float">
            <text:p>305</text:p>
          </table:table-cell>
          <table:table-cell table:formula="of:=[.H172]+[.G173]" office:value-type="float" office:value="41197" calcext:value-type="float">
            <text:p>41197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36.5" office:value-type="currency" office:currency="USD" office:value="36.5" calcext:value-type="currency">
            <text:p>$3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3]+[.L173]+[.M173]" office:value-type="currency" office:currency="USD" office:value="71.5" calcext:value-type="currency">
            <text:p>$71,50</text:p>
          </table:table-cell>
          <table:table-cell table:style-name="ce41" table:formula="of:=[.O172]+[.N173]" office:value-type="currency" office:currency="USD" office:value="12160.18628" calcext:value-type="currency">
            <text:p>$12 160,19</text:p>
          </table:table-cell>
          <table:table-cell table:style-name="ce41" table:formula="of:=[.A173]*budgetjour-[.O173]" office:value-type="currency" office:currency="USD" office:value="4351.81372" calcext:value-type="currency">
            <text:p>$4 351,81</text:p>
          </table:table-cell>
          <table:table-cell table:number-columns-repeated="3"/>
          <table:table-cell table:style-name="ce41" table:formula="of:=IF(ISBLANK([.D173]);(194*budgetjour-[.O173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7" office:value-type="date" office:date-value="2023-09-04" calcext:value-type="date">
            <text:p>lun. 4 sept.</text:p>
          </table:table-cell>
          <table:table-cell table:style-name="ce31" table:formula="of:=[.D173]" office:value-type="string" office:string-value="Minilya" calcext:value-type="string">
            <text:p>Minilya</text:p>
          </table:table-cell>
          <table:table-cell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73]+[.E174]" office:value-type="float" office:value="9020" calcext:value-type="float">
            <text:p>9020</text:p>
          </table:table-cell>
          <table:table-cell office:value-type="float" office:value="125" calcext:value-type="float">
            <text:p>125</text:p>
          </table:table-cell>
          <table:table-cell table:formula="of:=[.H173]+[.G174]" office:value-type="float" office:value="41322" calcext:value-type="float">
            <text:p>41322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2160.18628" calcext:value-type="currency">
            <text:p>$12 160,19</text:p>
          </table:table-cell>
          <table:table-cell table:style-name="ce41" table:formula="of:=[.A174]*budgetjour-[.O174]" office:value-type="currency" office:currency="USD" office:value="4447.81372" calcext:value-type="currency">
            <text:p>$4 447,81</text:p>
          </table:table-cell>
          <table:table-cell table:number-columns-repeated="3"/>
          <table:table-cell table:style-name="ce41" table:formula="of:=IF(ISBLANK([.D174]);(194*budgetjour-[.O174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7" office:value-type="date" office:date-value="2023-09-05" calcext:value-type="date">
            <text:p>mar. 5 sept.</text:p>
          </table:table-cell>
          <table:table-cell table:style-name="ce31" table:formula="of:=[.D174]" office:value-type="string" office:string-value="Bush camp" calcext:value-type="string">
            <text:p>Bush camp</text:p>
          </table:table-cell>
          <table:table-cell office:value-type="string" calcext:value-type="string">
            <text:p>Carnarvon</text:p>
          </table:table-cell>
          <table:table-cell office:value-type="float" office:value="61" calcext:value-type="float">
            <text:p>61</text:p>
          </table:table-cell>
          <table:table-cell table:style-name="ce13" table:formula="of:=[.F174]+[.E175]" office:value-type="float" office:value="9081" calcext:value-type="float">
            <text:p>9081</text:p>
          </table:table-cell>
          <table:table-cell office:value-type="float" office:value="49" calcext:value-type="float">
            <text:p>49</text:p>
          </table:table-cell>
          <table:table-cell table:formula="of:=[.H174]+[.G175]" office:value-type="float" office:value="41371" calcext:value-type="float">
            <text:p>4137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34.76+20" office:value-type="currency" office:currency="USD" office:value="54.76" calcext:value-type="currency">
            <text:p>$54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5]+[.L175]+[.M175]" office:value-type="currency" office:currency="USD" office:value="102.76" calcext:value-type="currency">
            <text:p>$102,76</text:p>
          </table:table-cell>
          <table:table-cell table:style-name="ce41" table:formula="of:=[.O174]+[.N175]" office:value-type="currency" office:currency="USD" office:value="12262.94628" calcext:value-type="currency">
            <text:p>$12 262,95</text:p>
          </table:table-cell>
          <table:table-cell table:style-name="ce41" table:formula="of:=[.A175]*budgetjour-[.O175]" office:value-type="currency" office:currency="USD" office:value="4441.05372" calcext:value-type="currency">
            <text:p>$4 441,05</text:p>
          </table:table-cell>
          <table:table-cell table:number-columns-repeated="3"/>
          <table:table-cell table:style-name="ce41" table:formula="of:=IF(ISBLANK([.D175]);(194*budgetjour-[.O175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7" office:value-type="date" office:date-value="2023-09-06" calcext:value-type="date">
            <text:p>mer. 6 sept.</text:p>
          </table:table-cell>
          <table:table-cell table:style-name="ce31" table:formula="of:=[.D175]" office:value-type="string" office:string-value="Carnarvon" calcext:value-type="string">
            <text:p>Carnarvon</text:p>
          </table:table-cell>
          <table:table-cell office:value-type="string" calcext:value-type="string">
            <text:p>Carnarvon</text:p>
          </table:table-cell>
          <table:table-cell office:value-type="float" office:value="0" calcext:value-type="float">
            <text:p>0</text:p>
          </table:table-cell>
          <table:table-cell table:style-name="ce13" table:formula="of:=[.F175]+[.E176]" office:value-type="float" office:value="9081" calcext:value-type="float">
            <text:p>9081</text:p>
          </table:table-cell>
          <table:table-cell office:value-type="float" office:value="0" calcext:value-type="float">
            <text:p>0</text:p>
          </table:table-cell>
          <table:table-cell table:formula="of:=[.H175]+[.G176]" office:value-type="float" office:value="41371" calcext:value-type="float">
            <text:p>41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10+20+54.39" office:value-type="currency" office:currency="USD" office:value="84.39" calcext:value-type="currency">
            <text:p>$84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6]+[.L176]+[.M176]" office:value-type="currency" office:currency="USD" office:value="132.39" calcext:value-type="currency">
            <text:p>$132,39</text:p>
          </table:table-cell>
          <table:table-cell table:style-name="ce41" table:formula="of:=[.O175]+[.N176]" office:value-type="currency" office:currency="USD" office:value="12395.33628" calcext:value-type="currency">
            <text:p>$12 395,34</text:p>
          </table:table-cell>
          <table:table-cell table:style-name="ce41" table:formula="of:=[.A176]*budgetjour-[.O176]" office:value-type="currency" office:currency="USD" office:value="4404.66372" calcext:value-type="currency">
            <text:p>$4 404,66</text:p>
          </table:table-cell>
          <table:table-cell table:number-columns-repeated="3"/>
          <table:table-cell table:style-name="ce41" table:formula="of:=IF(ISBLANK([.D176]);(194*budgetjour-[.O176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7" office:value-type="date" office:date-value="2023-09-07" calcext:value-type="date">
            <text:p>jeu. 7 sept.</text:p>
          </table:table-cell>
          <table:table-cell table:style-name="ce31" table:formula="of:=[.D176]" office:value-type="string" office:string-value="Carnarvon" calcext:value-type="string">
            <text:p>Carnarvon</text:p>
          </table:table-cell>
          <table:table-cell office:value-type="string" calcext:value-type="string">
            <text:p>Bush camp</text:p>
          </table:table-cell>
          <table:table-cell office:value-type="float" office:value="69" calcext:value-type="float">
            <text:p>69</text:p>
          </table:table-cell>
          <table:table-cell table:style-name="ce13" table:formula="of:=[.F176]+[.E177]" office:value-type="float" office:value="9150" calcext:value-type="float">
            <text:p>9150</text:p>
          </table:table-cell>
          <table:table-cell office:value-type="float" office:value="144" calcext:value-type="float">
            <text:p>144</text:p>
          </table:table-cell>
          <table:table-cell table:formula="of:=[.H176]+[.G177]" office:value-type="float" office:value="41515" calcext:value-type="float">
            <text:p>41515</text:p>
          </table:table-cell>
          <table:table-cell office:value-type="float" office:value="12.6" calcext:value-type="float">
            <text:p>12,6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2395.33628" calcext:value-type="currency">
            <text:p>$12 395,34</text:p>
          </table:table-cell>
          <table:table-cell table:style-name="ce41" table:formula="of:=[.A177]*budgetjour-[.O177]" office:value-type="currency" office:currency="USD" office:value="4500.66372" calcext:value-type="currency">
            <text:p>$4 500,66</text:p>
          </table:table-cell>
          <table:table-cell table:number-columns-repeated="3"/>
          <table:table-cell table:style-name="ce41" table:formula="of:=IF(ISBLANK([.D177]);(194*budgetjour-[.O177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7" office:value-type="date" office:date-value="2023-09-08" calcext:value-type="date">
            <text:p>ven. 8 sept.</text:p>
          </table:table-cell>
          <table:table-cell table:style-name="ce31" table:formula="of:=[.D177]" office:value-type="string" office:string-value="Bush camp" calcext:value-type="string">
            <text:p>Bush camp</text:p>
          </table:table-cell>
          <table:table-cell office:value-type="string" calcext:value-type="string">
            <text:p>Wooramel River Retreat</text:p>
          </table:table-cell>
          <table:table-cell office:value-type="float" office:value="52" calcext:value-type="float">
            <text:p>52</text:p>
          </table:table-cell>
          <table:table-cell table:style-name="ce13" table:formula="of:=[.F177]+[.E178]" office:value-type="float" office:value="9202" calcext:value-type="float">
            <text:p>9202</text:p>
          </table:table-cell>
          <table:table-cell office:value-type="float" office:value="58" calcext:value-type="float">
            <text:p>58</text:p>
          </table:table-cell>
          <table:table-cell table:formula="of:=[.H177]+[.G178]" office:value-type="float" office:value="41573" calcext:value-type="float">
            <text:p>41573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30+4+4+6.5" office:value-type="currency" office:currency="USD" office:value="44.5" calcext:value-type="currency">
            <text:p>$44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8]+[.L178]+[.M178]" office:value-type="currency" office:currency="USD" office:value="84.5" calcext:value-type="currency">
            <text:p>$84,50</text:p>
          </table:table-cell>
          <table:table-cell table:style-name="ce41" table:formula="of:=[.O177]+[.N178]" office:value-type="currency" office:currency="USD" office:value="12479.83628" calcext:value-type="currency">
            <text:p>$12 479,84</text:p>
          </table:table-cell>
          <table:table-cell table:style-name="ce41" table:formula="of:=[.A178]*budgetjour-[.O178]" office:value-type="currency" office:currency="USD" office:value="4512.16372" calcext:value-type="currency">
            <text:p>$4 512,16</text:p>
          </table:table-cell>
          <table:table-cell table:number-columns-repeated="3"/>
          <table:table-cell table:style-name="ce41" table:formula="of:=IF(ISBLANK([.D178]);(194*budgetjour-[.O178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7" office:value-type="date" office:date-value="2023-09-09" calcext:value-type="date">
            <text:p>sam. 9 sept.</text:p>
          </table:table-cell>
          <table:table-cell table:style-name="ce31" table:formula="of:=[.D178]" office:value-type="string" office:string-value="Wooramel River Retreat" calcext:value-type="string">
            <text:p>Wooramel River Retreat</text:p>
          </table:table-cell>
          <table:table-cell table:number-columns-repeated="2"/>
          <table:table-cell table:style-name="ce13" table:formula="of:=[.F178]+[.E179]" office:value-type="float" office:value="9202" calcext:value-type="float">
            <text:p>9202</text:p>
          </table:table-cell>
          <table:table-cell/>
          <table:table-cell table:formula="of:=[.H178]+[.G179]" office:value-type="float" office:value="41573" calcext:value-type="float">
            <text:p>41573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12479.83628" calcext:value-type="currency">
            <text:p>$12 479,84</text:p>
          </table:table-cell>
          <table:table-cell table:style-name="ce41" table:formula="of:=[.A179]*budgetjour-[.O179]" office:value-type="currency" office:currency="USD" office:value="4608.16372" calcext:value-type="currency">
            <text:p>$4 608,16</text:p>
          </table:table-cell>
          <table:table-cell table:number-columns-repeated="3"/>
          <table:table-cell table:style-name="ce41" table:formula="of:=IF(ISBLANK([.D179]);(194*budgetjour-[.O179])/COUNTBLANK([.$D$2:.$D$194]);&quot;&quot;)" office:value-type="currency" office:currency="USD" office:value="384.0102325" calcext:value-type="currency">
            <text:p>$384,01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7" office:value-type="date" office:date-value="2023-09-10" calcext:value-type="date">
            <text:p>dim. 10 sept.</text:p>
          </table:table-cell>
          <table:table-cell table:style-name="ce31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9202" calcext:value-type="float">
            <text:p>9202</text:p>
          </table:table-cell>
          <table:table-cell/>
          <table:table-cell table:formula="of:=[.H179]+[.G180]" office:value-type="float" office:value="41573" calcext:value-type="float">
            <text:p>41573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2479.83628" calcext:value-type="currency">
            <text:p>$12 479,84</text:p>
          </table:table-cell>
          <table:table-cell table:style-name="ce41" table:formula="of:=[.A180]*budgetjour-[.O180]" office:value-type="currency" office:currency="USD" office:value="4704.16372" calcext:value-type="currency">
            <text:p>$4 704,16</text:p>
          </table:table-cell>
          <table:table-cell table:number-columns-repeated="3"/>
          <table:table-cell table:style-name="ce41" table:formula="of:=IF(ISBLANK([.D180]);(194*budgetjour-[.O180])/COUNTBLANK([.$D$2:.$D$194]);&quot;&quot;)" office:value-type="currency" office:currency="USD" office:value="384.0102325" calcext:value-type="currency">
            <text:p>$384,01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7" office:value-type="date" office:date-value="2023-09-11" calcext:value-type="date">
            <text:p>lun. 11 sept.</text:p>
          </table:table-cell>
          <table:table-cell table:style-name="ce31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9202" calcext:value-type="float">
            <text:p>9202</text:p>
          </table:table-cell>
          <table:table-cell/>
          <table:table-cell table:formula="of:=[.H180]+[.G181]" office:value-type="float" office:value="41573" calcext:value-type="float">
            <text:p>41573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2479.83628" calcext:value-type="currency">
            <text:p>$12 479,84</text:p>
          </table:table-cell>
          <table:table-cell table:style-name="ce41" table:formula="of:=[.A181]*budgetjour-[.O181]" office:value-type="currency" office:currency="USD" office:value="4800.16372" calcext:value-type="currency">
            <text:p>$4 800,16</text:p>
          </table:table-cell>
          <table:table-cell table:number-columns-repeated="3"/>
          <table:table-cell table:style-name="ce41" table:formula="of:=IF(ISBLANK([.D181]);(194*budgetjour-[.O181])/COUNTBLANK([.$D$2:.$D$194]);&quot;&quot;)" office:value-type="currency" office:currency="USD" office:value="384.0102325" calcext:value-type="currency">
            <text:p>$384,01</text:p>
          </table:table-cell>
          <table:table-cell/>
        </table:table-row>
        <table:table-row table:style-name="ro2">
          <table:table-cell table:style-name="ce4" office:value-type="float" office:value="181" calcext:value-type="float">
            <text:p>181</text:p>
          </table:table-cell>
          <table:table-cell table:style-name="ce27" office:value-type="date" office:date-value="2023-09-12" calcext:value-type="date">
            <text:p>mar. 12 sept.</text:p>
          </table:table-cell>
          <table:table-cell table:style-name="ce31" table:formula="of:=[.D181]" office:value-type="float" office:value="0" calcext:value-type="float">
            <text:p>0</text:p>
          </table:table-cell>
          <table:table-cell table:number-columns-repeated="2"/>
          <table:table-cell table:style-name="ce13" table:formula="of:=[.F181]+[.E182]" office:value-type="float" office:value="9202" calcext:value-type="float">
            <text:p>9202</text:p>
          </table:table-cell>
          <table:table-cell/>
          <table:table-cell table:formula="of:=[.H181]+[.G182]" office:value-type="float" office:value="41573" calcext:value-type="float">
            <text:p>41573</text:p>
          </table:table-cell>
          <table:table-cell table:number-columns-repeated="2"/>
          <table:table-cell table:style-name="ce41" table:number-columns-repeated="3"/>
          <table:table-cell table:style-name="ce43" table:formula="of:=[.K182]+[.L182]+[.M182]" office:value-type="currency" office:currency="USD" office:value="0" calcext:value-type="currency">
            <text:p>$0,00</text:p>
          </table:table-cell>
          <table:table-cell table:style-name="ce41" table:formula="of:=[.O181]+[.N182]" office:value-type="currency" office:currency="USD" office:value="12479.83628" calcext:value-type="currency">
            <text:p>$12 479,84</text:p>
          </table:table-cell>
          <table:table-cell table:style-name="ce41" table:formula="of:=[.A182]*budgetjour-[.O182]" office:value-type="currency" office:currency="USD" office:value="4896.16372" calcext:value-type="currency">
            <text:p>$4 896,16</text:p>
          </table:table-cell>
          <table:table-cell table:number-columns-repeated="3"/>
          <table:table-cell table:style-name="ce41" table:formula="of:=IF(ISBLANK([.D182]);(194*budgetjour-[.O182])/COUNTBLANK([.$D$2:.$D$194]);&quot;&quot;)" office:value-type="currency" office:currency="USD" office:value="384.0102325" calcext:value-type="currency">
            <text:p>$384,01</text:p>
          </table:table-cell>
          <table:table-cell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27" office:value-type="date" office:date-value="2023-09-13" calcext:value-type="date">
            <text:p>mer. 13 sept.</text:p>
          </table:table-cell>
          <table:table-cell table:style-name="ce31" table:formula="of:=[.D182]" office:value-type="float" office:value="0" calcext:value-type="float">
            <text:p>0</text:p>
          </table:table-cell>
          <table:table-cell table:number-columns-repeated="2"/>
          <table:table-cell table:style-name="ce13" table:formula="of:=[.F182]+[.E183]" office:value-type="float" office:value="9202" calcext:value-type="float">
            <text:p>9202</text:p>
          </table:table-cell>
          <table:table-cell/>
          <table:table-cell table:formula="of:=[.H182]+[.G183]" office:value-type="float" office:value="41573" calcext:value-type="float">
            <text:p>41573</text:p>
          </table:table-cell>
          <table:table-cell table:number-columns-repeated="2"/>
          <table:table-cell table:style-name="ce41" table:number-columns-repeated="3"/>
          <table:table-cell table:style-name="ce43" table:formula="of:=[.K183]+[.L183]+[.M183]" office:value-type="currency" office:currency="USD" office:value="0" calcext:value-type="currency">
            <text:p>$0,00</text:p>
          </table:table-cell>
          <table:table-cell table:style-name="ce41" table:formula="of:=[.O182]+[.N183]" office:value-type="currency" office:currency="USD" office:value="12479.83628" calcext:value-type="currency">
            <text:p>$12 479,84</text:p>
          </table:table-cell>
          <table:table-cell table:style-name="ce41" table:formula="of:=[.A183]*budgetjour-[.O183]" office:value-type="currency" office:currency="USD" office:value="4992.16372" calcext:value-type="currency">
            <text:p>$4 992,16</text:p>
          </table:table-cell>
          <table:table-cell table:number-columns-repeated="3"/>
          <table:table-cell table:style-name="ce41" table:formula="of:=IF(ISBLANK([.D183]);(194*budgetjour-[.O183])/COUNTBLANK([.$D$2:.$D$194]);&quot;&quot;)" office:value-type="currency" office:currency="USD" office:value="384.0102325" calcext:value-type="currency">
            <text:p>$384,01</text:p>
          </table:table-cell>
          <table:table-cell/>
        </table:table-row>
        <table:table-row table:style-name="ro2">
          <table:table-cell table:style-name="ce4" office:value-type="float" office:value="183" calcext:value-type="float">
            <text:p>183</text:p>
          </table:table-cell>
          <table:table-cell table:style-name="ce27" office:value-type="date" office:date-value="2023-09-14" calcext:value-type="date">
            <text:p>jeu. 14 sept.</text:p>
          </table:table-cell>
          <table:table-cell table:style-name="ce31" table:formula="of:=[.D183]" office:value-type="float" office:value="0" calcext:value-type="float">
            <text:p>0</text:p>
          </table:table-cell>
          <table:table-cell table:number-columns-repeated="2"/>
          <table:table-cell table:style-name="ce13" table:formula="of:=[.F183]+[.E184]" office:value-type="float" office:value="9202" calcext:value-type="float">
            <text:p>9202</text:p>
          </table:table-cell>
          <table:table-cell/>
          <table:table-cell table:formula="of:=[.H183]+[.G184]" office:value-type="float" office:value="41573" calcext:value-type="float">
            <text:p>41573</text:p>
          </table:table-cell>
          <table:table-cell table:number-columns-repeated="2"/>
          <table:table-cell table:style-name="ce41" table:number-columns-repeated="3"/>
          <table:table-cell table:style-name="ce43" table:formula="of:=[.K184]+[.L184]+[.M184]" office:value-type="currency" office:currency="USD" office:value="0" calcext:value-type="currency">
            <text:p>$0,00</text:p>
          </table:table-cell>
          <table:table-cell table:style-name="ce41" table:formula="of:=[.O183]+[.N184]" office:value-type="currency" office:currency="USD" office:value="12479.83628" calcext:value-type="currency">
            <text:p>$12 479,84</text:p>
          </table:table-cell>
          <table:table-cell table:style-name="ce41" table:formula="of:=[.A184]*budgetjour-[.O184]" office:value-type="currency" office:currency="USD" office:value="5088.16372" calcext:value-type="currency">
            <text:p>$5 088,16</text:p>
          </table:table-cell>
          <table:table-cell table:number-columns-repeated="3"/>
          <table:table-cell table:style-name="ce41" table:formula="of:=IF(ISBLANK([.D184]);(194*budgetjour-[.O184])/COUNTBLANK([.$D$2:.$D$194]);&quot;&quot;)" office:value-type="currency" office:currency="USD" office:value="384.0102325" calcext:value-type="currency">
            <text:p>$384,01</text:p>
          </table:table-cell>
          <table:table-cell/>
        </table:table-row>
        <table:table-row table:style-name="ro2">
          <table:table-cell table:style-name="ce4" office:value-type="float" office:value="184" calcext:value-type="float">
            <text:p>184</text:p>
          </table:table-cell>
          <table:table-cell table:style-name="ce27" office:value-type="date" office:date-value="2023-09-15" calcext:value-type="date">
            <text:p>ven. 15 sept.</text:p>
          </table:table-cell>
          <table:table-cell table:style-name="ce31" table:formula="of:=[.D184]" office:value-type="float" office:value="0" calcext:value-type="float">
            <text:p>0</text:p>
          </table:table-cell>
          <table:table-cell table:number-columns-repeated="2"/>
          <table:table-cell table:style-name="ce13" table:formula="of:=[.F184]+[.E185]" office:value-type="float" office:value="9202" calcext:value-type="float">
            <text:p>9202</text:p>
          </table:table-cell>
          <table:table-cell/>
          <table:table-cell table:formula="of:=[.H184]+[.G185]" office:value-type="float" office:value="41573" calcext:value-type="float">
            <text:p>41573</text:p>
          </table:table-cell>
          <table:table-cell table:number-columns-repeated="2"/>
          <table:table-cell table:style-name="ce41" table:number-columns-repeated="3"/>
          <table:table-cell table:style-name="ce43" table:formula="of:=[.K185]+[.L185]+[.M185]" office:value-type="currency" office:currency="USD" office:value="0" calcext:value-type="currency">
            <text:p>$0,00</text:p>
          </table:table-cell>
          <table:table-cell table:style-name="ce41" table:formula="of:=[.O184]+[.N185]" office:value-type="currency" office:currency="USD" office:value="12479.83628" calcext:value-type="currency">
            <text:p>$12 479,84</text:p>
          </table:table-cell>
          <table:table-cell table:style-name="ce41" table:formula="of:=[.A185]*budgetjour-[.O185]" office:value-type="currency" office:currency="USD" office:value="5184.16372" calcext:value-type="currency">
            <text:p>$5 184,16</text:p>
          </table:table-cell>
          <table:table-cell table:number-columns-repeated="3"/>
          <table:table-cell table:style-name="ce41" table:formula="of:=IF(ISBLANK([.D185]);(194*budgetjour-[.O185])/COUNTBLANK([.$D$2:.$D$194]);&quot;&quot;)" office:value-type="currency" office:currency="USD" office:value="384.0102325" calcext:value-type="currency">
            <text:p>$384,01</text:p>
          </table:table-cell>
          <table:table-cell/>
        </table:table-row>
        <table:table-row table:style-name="ro2">
          <table:table-cell table:style-name="ce4" office:value-type="float" office:value="185" calcext:value-type="float">
            <text:p>185</text:p>
          </table:table-cell>
          <table:table-cell table:style-name="ce27" office:value-type="date" office:date-value="2023-09-16" calcext:value-type="date">
            <text:p>sam. 16 sept.</text:p>
          </table:table-cell>
          <table:table-cell table:style-name="ce31" table:formula="of:=[.D185]" office:value-type="float" office:value="0" calcext:value-type="float">
            <text:p>0</text:p>
          </table:table-cell>
          <table:table-cell table:number-columns-repeated="2"/>
          <table:table-cell table:style-name="ce13" table:formula="of:=[.F185]+[.E186]" office:value-type="float" office:value="9202" calcext:value-type="float">
            <text:p>9202</text:p>
          </table:table-cell>
          <table:table-cell/>
          <table:table-cell table:formula="of:=[.H185]+[.G186]" office:value-type="float" office:value="41573" calcext:value-type="float">
            <text:p>41573</text:p>
          </table:table-cell>
          <table:table-cell table:number-columns-repeated="2"/>
          <table:table-cell table:style-name="ce41" table:number-columns-repeated="3"/>
          <table:table-cell table:style-name="ce43" table:formula="of:=[.K186]+[.L186]+[.M186]" office:value-type="currency" office:currency="USD" office:value="0" calcext:value-type="currency">
            <text:p>$0,00</text:p>
          </table:table-cell>
          <table:table-cell table:style-name="ce41" table:formula="of:=[.O185]+[.N186]" office:value-type="currency" office:currency="USD" office:value="12479.83628" calcext:value-type="currency">
            <text:p>$12 479,84</text:p>
          </table:table-cell>
          <table:table-cell table:style-name="ce41" table:formula="of:=[.A186]*budgetjour-[.O186]" office:value-type="currency" office:currency="USD" office:value="5280.16372" calcext:value-type="currency">
            <text:p>$5 280,16</text:p>
          </table:table-cell>
          <table:table-cell table:number-columns-repeated="3"/>
          <table:table-cell table:style-name="ce41" table:formula="of:=IF(ISBLANK([.D186]);(194*budgetjour-[.O186])/COUNTBLANK([.$D$2:.$D$194]);&quot;&quot;)" office:value-type="currency" office:currency="USD" office:value="384.0102325" calcext:value-type="currency">
            <text:p>$384,01</text:p>
          </table:table-cell>
          <table:table-cell/>
        </table:table-row>
        <table:table-row table:style-name="ro2">
          <table:table-cell table:style-name="ce4" office:value-type="float" office:value="186" calcext:value-type="float">
            <text:p>186</text:p>
          </table:table-cell>
          <table:table-cell table:style-name="ce27" office:value-type="date" office:date-value="2023-09-17" calcext:value-type="date">
            <text:p>dim. 17 sept.</text:p>
          </table:table-cell>
          <table:table-cell table:style-name="ce31" table:formula="of:=[.D186]" office:value-type="float" office:value="0" calcext:value-type="float">
            <text:p>0</text:p>
          </table:table-cell>
          <table:table-cell table:number-columns-repeated="2"/>
          <table:table-cell table:style-name="ce13" table:formula="of:=[.F186]+[.E187]" office:value-type="float" office:value="9202" calcext:value-type="float">
            <text:p>9202</text:p>
          </table:table-cell>
          <table:table-cell/>
          <table:table-cell table:formula="of:=[.H186]+[.G187]" office:value-type="float" office:value="41573" calcext:value-type="float">
            <text:p>41573</text:p>
          </table:table-cell>
          <table:table-cell table:number-columns-repeated="2"/>
          <table:table-cell table:style-name="ce41" table:number-columns-repeated="3"/>
          <table:table-cell table:style-name="ce43" table:formula="of:=[.K187]+[.L187]+[.M187]" office:value-type="currency" office:currency="USD" office:value="0" calcext:value-type="currency">
            <text:p>$0,00</text:p>
          </table:table-cell>
          <table:table-cell table:style-name="ce41" table:formula="of:=[.O186]+[.N187]" office:value-type="currency" office:currency="USD" office:value="12479.83628" calcext:value-type="currency">
            <text:p>$12 479,84</text:p>
          </table:table-cell>
          <table:table-cell table:style-name="ce41" table:formula="of:=[.A187]*budgetjour-[.O187]" office:value-type="currency" office:currency="USD" office:value="5376.16372" calcext:value-type="currency">
            <text:p>$5 376,16</text:p>
          </table:table-cell>
          <table:table-cell table:number-columns-repeated="3"/>
          <table:table-cell table:style-name="ce41" table:formula="of:=IF(ISBLANK([.D187]);(194*budgetjour-[.O187])/COUNTBLANK([.$D$2:.$D$194]);&quot;&quot;)" office:value-type="currency" office:currency="USD" office:value="384.0102325" calcext:value-type="currency">
            <text:p>$384,01</text:p>
          </table:table-cell>
          <table:table-cell/>
        </table:table-row>
        <table:table-row table:style-name="ro2">
          <table:table-cell table:style-name="ce4" office:value-type="float" office:value="187" calcext:value-type="float">
            <text:p>187</text:p>
          </table:table-cell>
          <table:table-cell table:style-name="ce27" office:value-type="date" office:date-value="2023-09-18" calcext:value-type="date">
            <text:p>lun. 18 sept.</text:p>
          </table:table-cell>
          <table:table-cell table:style-name="ce31" table:formula="of:=[.D187]" office:value-type="float" office:value="0" calcext:value-type="float">
            <text:p>0</text:p>
          </table:table-cell>
          <table:table-cell table:number-columns-repeated="2"/>
          <table:table-cell table:style-name="ce13" table:formula="of:=[.F187]+[.E188]" office:value-type="float" office:value="9202" calcext:value-type="float">
            <text:p>9202</text:p>
          </table:table-cell>
          <table:table-cell/>
          <table:table-cell table:formula="of:=[.H187]+[.G188]" office:value-type="float" office:value="41573" calcext:value-type="float">
            <text:p>41573</text:p>
          </table:table-cell>
          <table:table-cell table:number-columns-repeated="2"/>
          <table:table-cell table:style-name="ce41" table:number-columns-repeated="3"/>
          <table:table-cell table:style-name="ce43" table:formula="of:=[.K188]+[.L188]+[.M188]" office:value-type="currency" office:currency="USD" office:value="0" calcext:value-type="currency">
            <text:p>$0,00</text:p>
          </table:table-cell>
          <table:table-cell table:style-name="ce41" table:formula="of:=[.O187]+[.N188]" office:value-type="currency" office:currency="USD" office:value="12479.83628" calcext:value-type="currency">
            <text:p>$12 479,84</text:p>
          </table:table-cell>
          <table:table-cell table:style-name="ce41" table:formula="of:=[.A188]*budgetjour-[.O188]" office:value-type="currency" office:currency="USD" office:value="5472.16372" calcext:value-type="currency">
            <text:p>$5 472,16</text:p>
          </table:table-cell>
          <table:table-cell table:number-columns-repeated="3"/>
          <table:table-cell table:style-name="ce41" table:formula="of:=IF(ISBLANK([.D188]);(194*budgetjour-[.O188])/COUNTBLANK([.$D$2:.$D$194]);&quot;&quot;)" office:value-type="currency" office:currency="USD" office:value="384.0102325" calcext:value-type="currency">
            <text:p>$384,01</text:p>
          </table:table-cell>
          <table:table-cell/>
        </table:table-row>
        <table:table-row table:style-name="ro2">
          <table:table-cell table:style-name="ce4" office:value-type="float" office:value="188" calcext:value-type="float">
            <text:p>188</text:p>
          </table:table-cell>
          <table:table-cell table:style-name="ce27" office:value-type="date" office:date-value="2023-09-19" calcext:value-type="date">
            <text:p>mar. 19 sept.</text:p>
          </table:table-cell>
          <table:table-cell table:style-name="ce31" table:formula="of:=[.D188]" office:value-type="float" office:value="0" calcext:value-type="float">
            <text:p>0</text:p>
          </table:table-cell>
          <table:table-cell table:number-columns-repeated="2"/>
          <table:table-cell table:style-name="ce13" table:formula="of:=[.F188]+[.E189]" office:value-type="float" office:value="9202" calcext:value-type="float">
            <text:p>9202</text:p>
          </table:table-cell>
          <table:table-cell/>
          <table:table-cell table:formula="of:=[.H188]+[.G189]" office:value-type="float" office:value="41573" calcext:value-type="float">
            <text:p>41573</text:p>
          </table:table-cell>
          <table:table-cell table:number-columns-repeated="2"/>
          <table:table-cell table:style-name="ce41" table:number-columns-repeated="3"/>
          <table:table-cell table:style-name="ce43" table:formula="of:=[.K189]+[.L189]+[.M189]" office:value-type="currency" office:currency="USD" office:value="0" calcext:value-type="currency">
            <text:p>$0,00</text:p>
          </table:table-cell>
          <table:table-cell table:style-name="ce41" table:formula="of:=[.O188]+[.N189]" office:value-type="currency" office:currency="USD" office:value="12479.83628" calcext:value-type="currency">
            <text:p>$12 479,84</text:p>
          </table:table-cell>
          <table:table-cell table:style-name="ce41" table:formula="of:=[.A189]*budgetjour-[.O189]" office:value-type="currency" office:currency="USD" office:value="5568.16372" calcext:value-type="currency">
            <text:p>$5 568,16</text:p>
          </table:table-cell>
          <table:table-cell table:number-columns-repeated="3"/>
          <table:table-cell table:style-name="ce41" table:formula="of:=IF(ISBLANK([.D189]);(194*budgetjour-[.O189])/COUNTBLANK([.$D$2:.$D$194]);&quot;&quot;)" office:value-type="currency" office:currency="USD" office:value="384.0102325" calcext:value-type="currency">
            <text:p>$384,01</text:p>
          </table:table-cell>
          <table:table-cell/>
        </table:table-row>
        <table:table-row table:style-name="ro2">
          <table:table-cell table:style-name="ce4" office:value-type="float" office:value="189" calcext:value-type="float">
            <text:p>189</text:p>
          </table:table-cell>
          <table:table-cell table:style-name="ce27" office:value-type="date" office:date-value="2023-09-20" calcext:value-type="date">
            <text:p>mer. 20 sept.</text:p>
          </table:table-cell>
          <table:table-cell table:style-name="ce31" table:formula="of:=[.D189]" office:value-type="float" office:value="0" calcext:value-type="float">
            <text:p>0</text:p>
          </table:table-cell>
          <table:table-cell table:number-columns-repeated="2"/>
          <table:table-cell table:style-name="ce13" table:formula="of:=[.F189]+[.E190]" office:value-type="float" office:value="9202" calcext:value-type="float">
            <text:p>9202</text:p>
          </table:table-cell>
          <table:table-cell/>
          <table:table-cell table:formula="of:=[.H189]+[.G190]" office:value-type="float" office:value="41573" calcext:value-type="float">
            <text:p>41573</text:p>
          </table:table-cell>
          <table:table-cell table:number-columns-repeated="2"/>
          <table:table-cell table:style-name="ce41" table:number-columns-repeated="3"/>
          <table:table-cell table:style-name="ce43" table:formula="of:=[.K190]+[.L190]+[.M190]" office:value-type="currency" office:currency="USD" office:value="0" calcext:value-type="currency">
            <text:p>$0,00</text:p>
          </table:table-cell>
          <table:table-cell table:style-name="ce41" table:formula="of:=[.O189]+[.N190]" office:value-type="currency" office:currency="USD" office:value="12479.83628" calcext:value-type="currency">
            <text:p>$12 479,84</text:p>
          </table:table-cell>
          <table:table-cell table:style-name="ce41" table:formula="of:=[.A190]*budgetjour-[.O190]" office:value-type="currency" office:currency="USD" office:value="5664.16372" calcext:value-type="currency">
            <text:p>$5 664,16</text:p>
          </table:table-cell>
          <table:table-cell table:number-columns-repeated="3"/>
          <table:table-cell table:style-name="ce41" table:formula="of:=IF(ISBLANK([.D190]);(194*budgetjour-[.O190])/COUNTBLANK([.$D$2:.$D$194]);&quot;&quot;)" office:value-type="currency" office:currency="USD" office:value="384.0102325" calcext:value-type="currency">
            <text:p>$384,01</text:p>
          </table:table-cell>
          <table:table-cell/>
        </table:table-row>
        <table:table-row table:style-name="ro2">
          <table:table-cell table:style-name="ce4" office:value-type="float" office:value="190" calcext:value-type="float">
            <text:p>190</text:p>
          </table:table-cell>
          <table:table-cell table:style-name="ce27" office:value-type="date" office:date-value="2023-09-21" calcext:value-type="date">
            <text:p>jeu. 21 sept.</text:p>
          </table:table-cell>
          <table:table-cell table:style-name="ce31" table:formula="of:=[.D190]" office:value-type="float" office:value="0" calcext:value-type="float">
            <text:p>0</text:p>
          </table:table-cell>
          <table:table-cell table:number-columns-repeated="2"/>
          <table:table-cell table:style-name="ce13" table:formula="of:=[.F190]+[.E191]" office:value-type="float" office:value="9202" calcext:value-type="float">
            <text:p>9202</text:p>
          </table:table-cell>
          <table:table-cell/>
          <table:table-cell table:formula="of:=[.H190]+[.G191]" office:value-type="float" office:value="41573" calcext:value-type="float">
            <text:p>41573</text:p>
          </table:table-cell>
          <table:table-cell table:number-columns-repeated="2"/>
          <table:table-cell table:style-name="ce41" table:number-columns-repeated="3"/>
          <table:table-cell table:style-name="ce43" table:formula="of:=[.K191]+[.L191]+[.M191]" office:value-type="currency" office:currency="USD" office:value="0" calcext:value-type="currency">
            <text:p>$0,00</text:p>
          </table:table-cell>
          <table:table-cell table:style-name="ce41" table:formula="of:=[.O190]+[.N191]" office:value-type="currency" office:currency="USD" office:value="12479.83628" calcext:value-type="currency">
            <text:p>$12 479,84</text:p>
          </table:table-cell>
          <table:table-cell table:style-name="ce41" table:formula="of:=[.A191]*budgetjour-[.O191]" office:value-type="currency" office:currency="USD" office:value="5760.16372" calcext:value-type="currency">
            <text:p>$5 760,16</text:p>
          </table:table-cell>
          <table:table-cell table:number-columns-repeated="3"/>
          <table:table-cell table:style-name="ce41" table:formula="of:=IF(ISBLANK([.D191]);(194*budgetjour-[.O191])/COUNTBLANK([.$D$2:.$D$194]);&quot;&quot;)" office:value-type="currency" office:currency="USD" office:value="384.0102325" calcext:value-type="currency">
            <text:p>$384,01</text:p>
          </table:table-cell>
          <table:table-cell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27" office:value-type="date" office:date-value="2023-09-22" calcext:value-type="date">
            <text:p>ven. 22 sept.</text:p>
          </table:table-cell>
          <table:table-cell table:style-name="ce31" table:formula="of:=[.D191]" office:value-type="float" office:value="0" calcext:value-type="float">
            <text:p>0</text:p>
          </table:table-cell>
          <table:table-cell table:number-columns-repeated="2"/>
          <table:table-cell table:style-name="ce13" table:formula="of:=[.F191]+[.E192]" office:value-type="float" office:value="9202" calcext:value-type="float">
            <text:p>9202</text:p>
          </table:table-cell>
          <table:table-cell/>
          <table:table-cell table:formula="of:=[.H191]+[.G192]" office:value-type="float" office:value="41573" calcext:value-type="float">
            <text:p>41573</text:p>
          </table:table-cell>
          <table:table-cell table:number-columns-repeated="2"/>
          <table:table-cell table:style-name="ce41" table:number-columns-repeated="3"/>
          <table:table-cell table:style-name="ce43" table:formula="of:=[.K192]+[.L192]+[.M192]" office:value-type="currency" office:currency="USD" office:value="0" calcext:value-type="currency">
            <text:p>$0,00</text:p>
          </table:table-cell>
          <table:table-cell table:style-name="ce41" table:formula="of:=[.O191]+[.N192]" office:value-type="currency" office:currency="USD" office:value="12479.83628" calcext:value-type="currency">
            <text:p>$12 479,84</text:p>
          </table:table-cell>
          <table:table-cell table:style-name="ce41" table:formula="of:=[.A192]*budgetjour-[.O192]" office:value-type="currency" office:currency="USD" office:value="5856.16372" calcext:value-type="currency">
            <text:p>$5 856,16</text:p>
          </table:table-cell>
          <table:table-cell table:number-columns-repeated="3"/>
          <table:table-cell table:style-name="ce41" table:formula="of:=IF(ISBLANK([.D192]);(194*budgetjour-[.O192])/COUNTBLANK([.$D$2:.$D$194]);&quot;&quot;)" office:value-type="currency" office:currency="USD" office:value="384.0102325" calcext:value-type="currency">
            <text:p>$384,01</text:p>
          </table:table-cell>
          <table:table-cell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27" office:value-type="date" office:date-value="2023-09-23" calcext:value-type="date">
            <text:p>sam. 23 sept.</text:p>
          </table:table-cell>
          <table:table-cell table:style-name="ce31" table:formula="of:=[.D192]" office:value-type="float" office:value="0" calcext:value-type="float">
            <text:p>0</text:p>
          </table:table-cell>
          <table:table-cell table:number-columns-repeated="2"/>
          <table:table-cell table:style-name="ce13" table:formula="of:=[.F192]+[.E193]" office:value-type="float" office:value="9202" calcext:value-type="float">
            <text:p>9202</text:p>
          </table:table-cell>
          <table:table-cell/>
          <table:table-cell table:formula="of:=[.H192]+[.G193]" office:value-type="float" office:value="41573" calcext:value-type="float">
            <text:p>41573</text:p>
          </table:table-cell>
          <table:table-cell table:number-columns-repeated="2"/>
          <table:table-cell table:style-name="ce41" table:number-columns-repeated="3"/>
          <table:table-cell table:style-name="ce43" table:formula="of:=[.K193]+[.L193]+[.M193]" office:value-type="currency" office:currency="USD" office:value="0" calcext:value-type="currency">
            <text:p>$0,00</text:p>
          </table:table-cell>
          <table:table-cell table:style-name="ce41" table:formula="of:=[.O192]+[.N193]" office:value-type="currency" office:currency="USD" office:value="12479.83628" calcext:value-type="currency">
            <text:p>$12 479,84</text:p>
          </table:table-cell>
          <table:table-cell table:style-name="ce41" table:formula="of:=[.A193]*budgetjour-[.O193]" office:value-type="currency" office:currency="USD" office:value="5952.16372" calcext:value-type="currency">
            <text:p>$5 952,16</text:p>
          </table:table-cell>
          <table:table-cell table:number-columns-repeated="3"/>
          <table:table-cell table:style-name="ce41" table:formula="of:=IF(ISBLANK([.D193]);(194*budgetjour-[.O193])/COUNTBLANK([.$D$2:.$D$194]);&quot;&quot;)" office:value-type="currency" office:currency="USD" office:value="384.0102325" calcext:value-type="currency">
            <text:p>$384,01</text:p>
          </table:table-cell>
          <table:table-cell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27" office:value-type="date" office:date-value="2023-09-24" calcext:value-type="date">
            <text:p>dim. 24 sept.</text:p>
          </table:table-cell>
          <table:table-cell table:style-name="ce31" table:formula="of:=[.D193]" office:value-type="float" office:value="0" calcext:value-type="float">
            <text:p>0</text:p>
          </table:table-cell>
          <table:table-cell table:number-columns-repeated="2"/>
          <table:table-cell table:style-name="ce13" table:formula="of:=[.F193]+[.E194]" office:value-type="float" office:value="9202" calcext:value-type="float">
            <text:p>9202</text:p>
          </table:table-cell>
          <table:table-cell/>
          <table:table-cell table:formula="of:=[.H193]+[.G194]" office:value-type="float" office:value="41573" calcext:value-type="float">
            <text:p>41573</text:p>
          </table:table-cell>
          <table:table-cell table:number-columns-repeated="2"/>
          <table:table-cell table:style-name="ce41" table:number-columns-repeated="3"/>
          <table:table-cell table:style-name="ce43" table:formula="of:=[.K194]+[.L194]+[.M194]" office:value-type="currency" office:currency="USD" office:value="0" calcext:value-type="currency">
            <text:p>$0,00</text:p>
          </table:table-cell>
          <table:table-cell table:style-name="ce41" table:formula="of:=[.O193]+[.N194]" office:value-type="currency" office:currency="USD" office:value="12479.83628" calcext:value-type="currency">
            <text:p>$12 479,84</text:p>
          </table:table-cell>
          <table:table-cell table:style-name="ce41" table:formula="of:=[.A194]*budgetjour-[.O194]" office:value-type="currency" office:currency="USD" office:value="6048.16372" calcext:value-type="currency">
            <text:p>$6 048,16</text:p>
          </table:table-cell>
          <table:table-cell table:number-columns-repeated="3"/>
          <table:table-cell table:style-name="ce41" table:formula="of:=IF(ISBLANK([.D194]);(194*budgetjour-[.O194])/COUNTBLANK([.$D$2:.$D$194]);&quot;&quot;)" office:value-type="currency" office:currency="USD" office:value="384.0102325" calcext:value-type="currency">
            <text:p>$384,01</text:p>
          </table:table-cell>
          <table:table-cell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27" office:value-type="date" office:date-value="2023-09-25" calcext:value-type="date">
            <text:p>lun. 25 sept.</text:p>
          </table:table-cell>
          <table:table-cell table:style-name="ce31" table:formula="of:=[.D194]" office:value-type="float" office:value="0" calcext:value-type="float">
            <text:p>0</text:p>
          </table:table-cell>
          <table:table-cell table:number-columns-repeated="2"/>
          <table:table-cell table:style-name="ce13" table:formula="of:=[.F194]+[.E195]" office:value-type="float" office:value="9202" calcext:value-type="float">
            <text:p>9202</text:p>
          </table:table-cell>
          <table:table-cell/>
          <table:table-cell table:formula="of:=[.H194]+[.G195]" office:value-type="float" office:value="41573" calcext:value-type="float">
            <text:p>41573</text:p>
          </table:table-cell>
          <table:table-cell table:number-columns-repeated="2"/>
          <table:table-cell table:style-name="ce41" table:number-columns-repeated="3"/>
          <table:table-cell table:style-name="ce43" table:formula="of:=[.K195]+[.L195]+[.M195]" office:value-type="currency" office:currency="USD" office:value="0" calcext:value-type="currency">
            <text:p>$0,00</text:p>
          </table:table-cell>
          <table:table-cell table:style-name="ce41" table:formula="of:=[.O194]+[.N195]" office:value-type="currency" office:currency="USD" office:value="12479.83628" calcext:value-type="currency">
            <text:p>$12 479,84</text:p>
          </table:table-cell>
          <table:table-cell table:style-name="ce41" table:formula="of:=[.A195]*budgetjour-[.O195]" office:value-type="currency" office:currency="USD" office:value="6144.16372" calcext:value-type="currency">
            <text:p>$6 144,16</text:p>
          </table:table-cell>
          <table:table-cell table:number-columns-repeated="3"/>
          <table:table-cell table:style-name="ce41" table:formula="of:=IF(ISBLANK([.D195]);(194*budgetjour-[.O195])/COUNTBLANK([.$D$2:.$D$194]);&quot;&quot;)" office:value-type="currency" office:currency="USD" office:value="384.0102325" calcext:value-type="currency">
            <text:p>$384,01</text:p>
          </table:table-cell>
          <table:table-cell/>
        </table:table-row>
        <table:table-row table:style-name="ro2" table:number-rows-repeated="1048380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95">
            <calcext:condition calcext:apply-style-name="Bad" calcext:value="&gt;[$Journal.$R$2]" calcext:base-cell-address="Journal.N2"/>
          </calcext:conditional-format>
          <calcext:conditional-format calcext:target-range-address="Journal.N2:Journal.N195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7"/>
        <table:table-column table:style-name="co3" table:default-cell-style-name="ce69"/>
        <table:table-column table:style-name="co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ce71"/>
        <table:table-column table:style-name="co32" table:number-columns-repeated="2" table:default-cell-style-name="ce71"/>
        <table:table-column table:style-name="co32" table:default-cell-style-name="Default"/>
        <table:table-column table:style-name="co33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71"/>
        <table:table-column table:style-name="co20" table:default-cell-style-name="ce71"/>
        <table:table-column table:style-name="co21" table:default-cell-style-name="ce71"/>
        <table:table-column table:style-name="co22" table:default-cell-style-name="ce71"/>
        <table:table-column table:style-name="co23" table:default-cell-style-name="ce71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7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7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7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7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73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7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7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7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7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7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7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7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Carnarvon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77" office:value-type="date" office:date-value="2023-08-21" calcext:value-type="date">
            <text:p>lun. 21/08</text:p>
          </table:table-cell>
          <table:table-cell table:style-name="ce31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77" office:value-type="date" office:date-value="2023-08-22" calcext:value-type="date">
            <text:p>mar. 22/08</text:p>
          </table:table-cell>
          <table:table-cell table:style-name="ce31" table:formula="of:=[.C1]" office:value-type="string" office:string-value="Paraburdoo" calcext:value-type="string">
            <text:p>Paraburdoo</text:p>
          </table:table-cell>
          <table:table-cell table:style-name="ce78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77" office:value-type="date" office:date-value="2023-08-23" calcext:value-type="date">
            <text:p>mer. 23/08</text:p>
          </table:table-cell>
          <table:table-cell table:style-name="ce31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24" calcext:value-type="date">
            <text:p>jeu. 24/08</text:p>
          </table:table-cell>
          <table:table-cell table:style-name="ce31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7" office:value-type="date" office:date-value="2023-08-25" calcext:value-type="date">
            <text:p>ven. 25/08</text:p>
          </table:table-cell>
          <table:table-cell table:style-name="ce31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26" calcext:value-type="date">
            <text:p>sam. 26/08</text:p>
          </table:table-cell>
          <table:table-cell table:style-name="ce31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27" calcext:value-type="date">
            <text:p>dim. 27/08</text:p>
          </table:table-cell>
          <table:table-cell table:style-name="ce31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77" office:value-type="date" office:date-value="2023-08-28" calcext:value-type="date">
            <text:p>lun. 28/08</text:p>
          </table:table-cell>
          <table:table-cell table:style-name="ce31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29" calcext:value-type="date">
            <text:p>mar. 29/08</text:p>
          </table:table-cell>
          <table:table-cell table:style-name="ce31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30" calcext:value-type="date">
            <text:p>mer. 30/08</text:p>
          </table:table-cell>
          <table:table-cell table:style-name="ce31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31" calcext:value-type="date">
            <text:p>jeu. 31/08</text:p>
          </table:table-cell>
          <table:table-cell table:style-name="ce31" table:formula="of:=[.C10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9-01" calcext:value-type="date">
            <text:p>ven. 01/09</text:p>
          </table:table-cell>
          <table:table-cell table:style-name="ce31" table:formula="of:=[.C11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77" office:value-type="date" office:date-value="2023-09-02" calcext:value-type="date">
            <text:p>sam. 02/09</text:p>
          </table:table-cell>
          <table:table-cell table:style-name="ce31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9-03" calcext:value-type="date">
            <text:p>dim. 03/09</text:p>
          </table:table-cell>
          <table:table-cell table:style-name="ce31" table:formula="of:=[.C13]" office:value-type="string" office:string-value="Coral Bay" calcext:value-type="string">
            <text:p>Coral Bay</text:p>
          </table:table-cell>
          <table:table-cell table:number-columns-repeated="4"/>
        </table:table-row>
        <table:table-row table:style-name="ro2">
          <table:table-cell table:style-name="ce77" office:value-type="date" office:date-value="2023-09-04" calcext:value-type="date">
            <text:p>lun. 04/09</text:p>
          </table:table-cell>
          <table:table-cell table:style-name="ce31" table:formula="of:=[.C14]" office:value-type="float" office:value="0" calcext:value-type="float">
            <text:p>0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7" office:value-type="date" office:date-value="2023-09-05" calcext:value-type="date">
            <text:p>mar. 05/09</text:p>
          </table:table-cell>
          <table:table-cell table:style-name="ce31" table:formula="of:=[.C15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9-06" calcext:value-type="date">
            <text:p>mer. 06/09</text:p>
          </table:table-cell>
          <table:table-cell table:style-name="ce31" table:formula="of:=[.C16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woolworths</text:p>
          </table:table-cell>
        </table:table-row>
        <table:table-row table:style-name="ro2">
          <table:table-cell table:number-columns-repeated="3"/>
          <table:table-cell table:formula="of:=SUM([.D1:.D17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table table:name="Carnarvon-Perth" table:style-name="ta1">
        <table:table-column table:style-name="co3" table:default-cell-style-name="ce27"/>
        <table:table-column table:style-name="co3" table:default-cell-style-name="ce69"/>
        <table:table-column table:style-name="co3" table:default-cell-style-name="Default"/>
        <table:table-column table:style-name="co3" table:number-columns-repeated="4" table:default-cell-style-name="ce71"/>
        <table:table-row table:style-name="ro2"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office:value-type="date" office:date-value="2023-09-06" calcext:value-type="date">
            <text:p>mer. 6 sept.</text:p>
          </table:table-cell>
          <table:table-cell/>
          <table:table-cell office:value-type="string" calcext:value-type="string">
            <text:p>Carnarvon</text:p>
          </table:table-cell>
          <table:table-cell table:number-columns-repeated="3"/>
          <table:table-cell office:value-type="string" calcext:value-type="string">
            <text:p>jours</text:p>
          </table:table-cell>
        </table:table-row>
        <table:table-row table:style-name="ro2">
          <table:table-cell office:value-type="date" office:date-value="2023-09-07" calcext:value-type="date">
            <text:p>jeu. 7 sept.</text:p>
          </table:table-cell>
          <table:table-cell table:formula="of:=[.C2]" office:value-type="string" office:string-value="Carnarvon" calcext:value-type="string">
            <text:p>Carnarvo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08" calcext:value-type="date">
            <text:p>ven. 8 sept.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Wooramel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09" calcext:value-type="date">
            <text:p>sam. 9 sept.</text:p>
          </table:table-cell>
          <table:table-cell table:formula="of:=[.C4]" office:value-type="string" office:string-value="Wooramel" calcext:value-type="string">
            <text:p>Wooramel</text:p>
          </table:table-cell>
          <table:table-cell office:value-type="string" calcext:value-type="string">
            <text:p>Hamelin Pool</text:p>
          </table:table-cell>
          <table:table-cell office:value-type="float" office:value="76" calcext:value-type="float">
            <text:p>76</text:p>
          </table:table-cell>
          <table:table-cell table:formula="of:=[.E4]+[.D5]" office:value-type="float" office:value="197" calcext:value-type="float">
            <text:p>19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0" calcext:value-type="date">
            <text:p>dim. 10 sept.</text:p>
          </table:table-cell>
          <table:table-cell table:formula="of:=[.C5]" office:value-type="string" office:string-value="Hamelin Pool" calcext:value-type="string">
            <text:p>Hamelin Pool</text:p>
          </table:table-cell>
          <table:table-cell office:value-type="string" calcext:value-type="string">
            <text:p>Meadow</text:p>
          </table:table-cell>
          <table:table-cell office:value-type="float" office:value="47" calcext:value-type="float">
            <text:p>47</text:p>
          </table:table-cell>
          <table:table-cell table:formula="of:=[.E5]+[.D6]" office:value-type="float" office:value="244" calcext:value-type="float">
            <text:p>244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1" calcext:value-type="date">
            <text:p>lun. 11 sept.</text:p>
          </table:table-cell>
          <table:table-cell table:formula="of:=[.C6]" office:value-type="string" office:string-value="Meadow" calcext:value-type="string">
            <text:p>Meadow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12" calcext:value-type="date">
            <text:p>mar. 12 sept.</text:p>
          </table:table-cell>
          <table:table-cell table:formula="of:=[.C7]" office:value-type="string" office:string-value="x" calcext:value-type="string">
            <text:p>x</text:p>
          </table:table-cell>
          <table:table-cell office:value-type="string" calcext:value-type="string">
            <text:p>Northampton</text:p>
          </table:table-cell>
          <table:table-cell office:value-type="float" office:value="181" calcext:value-type="float">
            <text:p>181</text:p>
          </table:table-cell>
          <table:table-cell table:formula="of:=[.E6]+[.D8]" office:value-type="float" office:value="425" calcext:value-type="float">
            <text:p>425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13" calcext:value-type="date">
            <text:p>mer. 13 sept.</text:p>
          </table:table-cell>
          <table:table-cell table:formula="of:=[.C8]" office:value-type="string" office:string-value="Northampton" calcext:value-type="string">
            <text:p>Northampton</text:p>
          </table:table-cell>
          <table:table-cell office:value-type="string" calcext:value-type="string">
            <text:p>Geraldton</text:p>
          </table:table-cell>
          <table:table-cell office:value-type="float" office:value="51" calcext:value-type="float">
            <text:p>51</text:p>
          </table:table-cell>
          <table:table-cell table:formula="of:=[.E8]+[.D9]" office:value-type="float" office:value="476" calcext:value-type="float">
            <text:p>476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4" calcext:value-type="date">
            <text:p>jeu. 14 sept.</text:p>
          </table:table-cell>
          <table:table-cell table:formula="of:=[.C9]" office:value-type="string" office:string-value="Geraldton" calcext:value-type="string">
            <text:p>Geraldton</text:p>
          </table:table-cell>
          <table:table-cell office:value-type="string" calcext:value-type="string">
            <text:p>Geraldton</text:p>
          </table:table-cell>
          <table:table-cell table:number-columns-repeated="4"/>
        </table:table-row>
        <table:table-row table:style-name="ro2">
          <table:table-cell office:value-type="date" office:date-value="2023-09-15" calcext:value-type="date">
            <text:p>ven. 15 sept.</text:p>
          </table:table-cell>
          <table:table-cell table:formula="of:=[.C10]" office:value-type="string" office:string-value="Geraldton" calcext:value-type="string">
            <text:p>Geraldton</text:p>
          </table:table-cell>
          <table:table-cell office:value-type="string" calcext:value-type="string">
            <text:p>Port Denison</text:p>
          </table:table-cell>
          <table:table-cell office:value-type="float" office:value="69" calcext:value-type="float">
            <text:p>69</text:p>
          </table:table-cell>
          <table:table-cell table:formula="of:=[.E9]+[.D11]" office:value-type="float" office:value="545" calcext:value-type="float">
            <text:p>545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6" calcext:value-type="date">
            <text:p>sam. 16 sept.</text:p>
          </table:table-cell>
          <table:table-cell table:formula="of:=[.C11]" office:value-type="string" office:string-value="Port Denison" calcext:value-type="string">
            <text:p>Port Denison</text:p>
          </table:table-cell>
          <table:table-cell office:value-type="string" calcext:value-type="string">
            <text:p>Leeman</text:p>
          </table:table-cell>
          <table:table-cell office:value-type="float" office:value="89" calcext:value-type="float">
            <text:p>89</text:p>
          </table:table-cell>
          <table:table-cell table:formula="of:=[.E11]+[.D12]" office:value-type="float" office:value="634" calcext:value-type="float">
            <text:p>634</text:p>
          </table:table-cell>
          <table:table-cell office:value-type="string" calcext:value-type="string">
            <text:p>CP+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7" calcext:value-type="date">
            <text:p>dim. 17 sept.</text:p>
          </table:table-cell>
          <table:table-cell table:formula="of:=[.C12]" office:value-type="string" office:string-value="Leeman" calcext:value-type="string">
            <text:p>Leeman</text:p>
          </table:table-cell>
          <table:table-cell office:value-type="string" calcext:value-type="string">
            <text:p>Jurien Bay</text:p>
          </table:table-cell>
          <table:table-cell office:value-type="float" office:value="43" calcext:value-type="float">
            <text:p>43</text:p>
          </table:table-cell>
          <table:table-cell table:formula="of:=[.E12]+[.D13]" office:value-type="float" office:value="677" calcext:value-type="float">
            <text:p>677</text:p>
          </table:table-cell>
          <table:table-cell office:value-type="string" calcext:value-type="string">
            <text:p>tout</text:p>
          </table:table-cell>
          <table:table-cell/>
        </table:table-row>
        <table:table-row table:style-name="ro2">
          <table:table-cell office:value-type="date" office:date-value="2023-09-18" calcext:value-type="date">
            <text:p>lun. 18 sept.</text:p>
          </table:table-cell>
          <table:table-cell table:formula="of:=[.C13]" office:value-type="string" office:string-value="Jurien Bay" calcext:value-type="string">
            <text:p>Jurien Bay</text:p>
          </table:table-cell>
          <table:table-cell office:value-type="string" calcext:value-type="string">
            <text:p>Cervantes</text:p>
          </table:table-cell>
          <table:table-cell office:value-type="float" office:value="27" calcext:value-type="float">
            <text:p>27</text:p>
          </table:table-cell>
          <table:table-cell table:formula="of:=[.E13]+[.D14]" office:value-type="float" office:value="704" calcext:value-type="float">
            <text:p>704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9" calcext:value-type="date">
            <text:p>mar. 19 sept.</text:p>
          </table:table-cell>
          <table:table-cell table:formula="of:=[.C14]" office:value-type="string" office:string-value="Cervantes" calcext:value-type="string">
            <text:p>Cervantes</text:p>
          </table:table-cell>
          <table:table-cell office:value-type="string" calcext:value-type="string">
            <text:p>Cervantes</text:p>
          </table:table-cell>
          <table:table-cell table:number-columns-repeated="4"/>
        </table:table-row>
        <table:table-row table:style-name="ro2">
          <table:table-cell office:value-type="date" office:date-value="2023-09-20" calcext:value-type="date">
            <text:p>mer. 20 sept.</text:p>
          </table:table-cell>
          <table:table-cell table:formula="of:=[.C15]" office:value-type="string" office:string-value="Cervantes" calcext:value-type="string">
            <text:p>Cervantes</text:p>
          </table:table-cell>
          <table:table-cell office:value-type="string" calcext:value-type="string">
            <text:p>Lancelin</text:p>
          </table:table-cell>
          <table:table-cell office:value-type="float" office:value="86" calcext:value-type="float">
            <text:p>86</text:p>
          </table:table-cell>
          <table:table-cell table:formula="of:=[.E14]+[.D16]" office:value-type="float" office:value="790" calcext:value-type="float">
            <text:p>790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21" calcext:value-type="date">
            <text:p>jeu. 21 sept.</text:p>
          </table:table-cell>
          <table:table-cell table:formula="of:=[.C16]" office:value-type="string" office:string-value="Lancelin" calcext:value-type="string">
            <text:p>Lancel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22" calcext:value-type="date">
            <text:p>ven. 22 sept.</text:p>
          </table:table-cell>
          <table:table-cell table:formula="of:=[.C17]" office:value-type="string" office:string-value="x" calcext:value-type="string">
            <text:p>x</text:p>
          </table:table-cell>
          <table:table-cell office:value-type="string" calcext:value-type="string">
            <text:p>Perth</text:p>
          </table:table-cell>
          <table:table-cell office:value-type="float" office:value="126" calcext:value-type="float">
            <text:p>126</text:p>
          </table:table-cell>
          <table:table-cell table:formula="of:=[.E16]+[.D18]" office:value-type="float" office:value="916" calcext:value-type="float">
            <text:p>916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23" calcext:value-type="date">
            <text:p>sam. 23 sept.</text:p>
          </table:table-cell>
          <table:table-cell table:formula="of:=[.C18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4" calcext:value-type="date">
            <text:p>dim. 24 sept.</text:p>
          </table:table-cell>
          <table:table-cell table:formula="of:=[.C19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5" calcext:value-type="date">
            <text:p>lun. 25 sept.</text:p>
          </table:table-cell>
          <table:table-cell table:formula="of:=[.C20]" office:value-type="string" office:string-value="Perth" calcext:value-type="string">
            <text:p>Perth</text:p>
          </table:table-cell>
          <table:table-cell office:value-type="string" calcext:value-type="string">
            <text:p>Depart</text:p>
          </table:table-cell>
          <table:table-cell table:style-name="Default" table:number-columns-repeated="4"/>
        </table:table-row>
        <table:table-row table:style-name="ro2">
          <table:table-cell table:style-name="ce53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ce53"/>
          <table:table-cell table:number-columns-repeated="2"/>
          <table:table-cell table:style-name="Default" table:number-columns-repeated="4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07">
      <number:number number:decimal-places="0" number:min-decimal-places="0" number:min-integer-digits="2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08">
      <number:day-of-week/>
      <number:text> </number:text>
      <number:day/>
      <number:text> </number:text>
      <number:month number:style="long"/>
    </number:date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date-style style:name="N111">
      <number:day-of-week/>
      <number:text> </number:text>
      <number:day/>
      <number:text> </number:text>
      <number:month number:textual="true"/>
    </number:date-style>
    <number:number-style style:name="N112">
      <number:number number:decimal-places="0" number:min-decimal-places="0" number:min-integer-digits="0"/>
    </number:number-style>
    <number:number-style style:name="N113">
      <number:number number:decimal-places="2" number:min-decimal-places="2" number:min-integer-digits="0"/>
    </number:number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/00/0000</text:date>, <text:time style:data-style-name="N2" text:time-value="18:54:26.2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9-08T18:57:18.857000000</dc:date>
    <meta:editing-duration>P155DT16H22M23S</meta:editing-duration>
    <meta:editing-cycles>440</meta:editing-cycles>
    <meta:document-statistic meta:table-count="6" meta:cell-count="3658" meta:object-count="0"/>
  </office:meta>
</office:document-meta>
</file>